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2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2"/>
    <style:style style:name="ce5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FFC000" style:repeat-content="false"/>
      <style:paragraph-properties fo:text-align="start" fo:margin-left="0cm"/>
    </style:style>
    <style:style style:name="ce7" style:family="table-cell" style:parent-style-name="Default" style:data-style-name="N2">
      <style:table-cell-properties style:vertical-align="automatic" fo:background-color="#FFC000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9" style:family="table-cell" style:parent-style-name="Default" style:data-style-name="N2">
      <style:table-cell-properties style:vertical-align="automatic" fo:background-color="#FFFF00" style:repeat-content="false"/>
      <style:paragraph-properties fo:text-align="start" fo:margin-left="0cm"/>
    </style:style>
    <style:style style:name="ce10" style:family="table-cell" style:parent-style-name="Default" style:data-style-name="N2">
      <style:table-cell-properties style:vertical-align="automatic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3.54541666666667cm"/>
    </style:style>
    <style:style style:name="co2" style:family="table-column">
      <style:table-column-properties fo:break-before="auto" style:column-width="2.8575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3.997708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item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number-columns-repeated="16378" table:default-cell-style-name="ce1"/>
        <table:table-row table:style-name="ro1">
          <table:table-cell office:value-type="string" table:style-name="ce1">
            <text:p>categorycode</text:p>
          </table:table-cell>
          <table:table-cell office:value-type="string" table:style-name="ce1">
            <text:p>purchaseitem</text:p>
          </table:table-cell>
          <table:table-cell office:value-type="string" table:style-name="ce1">
            <text:p>isactive</text:p>
          </table:table-cell>
          <table:table-cell office:value-type="string" table:style-name="ce1">
            <text:p>itemcode</text:p>
          </table:table-cell>
          <table:table-cell office:value-type="string" table:style-name="ce1">
            <text:p>itemid</text:p>
          </table:table-cell>
          <table:table-cell office:value-type="string" table:style-name="ce1">
            <text:p>pdesc</text:p>
          </table:table-cell>
          <table:table-cell office:value-type="string" table:style-name="ce1">
            <text:p>meas1</text:p>
          </table:table-cell>
          <table:table-cell office:value-type="string" table:style-name="ce1">
            <text:p>eqnum</text:p>
          </table:table-cell>
          <table:table-cell office:value-type="string" table:style-name="ce1">
            <text:p>meas2</text:p>
          </table:table-cell>
          <table:table-cell office:value-type="string" table:style-name="ce1">
            <text:p>ucost</text:p>
          </table:table-cell>
          <table:table-cell office:value-type="string" table:style-name="ce1">
            <text:p>reorder</text:p>
          </table:table-cell>
          <table:table-cell office:value-type="string" table:style-name="ce1">
            <text:p>remarks</text:p>
          </table:table-cell>
          <table:table-cell office:value-type="string" table:style-name="ce1">
            <text:p>onhand</text:p>
          </table:table-cell>
          <table:table-cell office:value-type="string" table:style-name="ce1">
            <text:p>id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01</text:p>
          </table:table-cell>
          <table:table-cell office:value-type="string" table:style-name="ce1">
            <text:p>15Kw 20Hp Hydraulic Pump Inverter, 3P 50Hz 60Hz 220V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5">
            <text:p>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" table:style-name="ce1">
            <text:p>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02</text:p>
          </table:table-cell>
          <table:table-cell office:value-type="string" table:style-name="ce1">
            <text:p>30Kw 40Hp Electric Motor Inverter, 3P 50Hz 60Hz 220V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5">
            <text:p>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" table:style-name="ce1">
            <text:p>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03</text:p>
          </table:table-cell>
          <table:table-cell office:value-type="string" table:style-name="ce1">
            <text:p>Air Cylinder, Double Acting, SC50X12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" table:style-name="ce1">
            <text:p>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04</text:p>
          </table:table-cell>
          <table:table-cell office:value-type="string" table:style-name="ce1">
            <text:p>Air Filter Regulator, Saw10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" table:style-name="ce1">
            <text:p>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05</text:p>
          </table:table-cell>
          <table:table-cell office:value-type="string" table:style-name="ce1">
            <text:p>Allen Bolt 12X7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" table:style-name="ce1">
            <text:p>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06</text:p>
          </table:table-cell>
          <table:table-cell office:value-type="string" table:style-name="ce1">
            <text:p>Allen Bolt 16X7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" table:style-name="ce1">
            <text:p>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07</text:p>
          </table:table-cell>
          <table:table-cell office:value-type="string" table:style-name="ce1">
            <text:p>Allen Bolt 16X12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" table:style-name="ce1">
            <text:p>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08</text:p>
          </table:table-cell>
          <table:table-cell office:value-type="string" table:style-name="ce1">
            <text:p>Allen Bolt 60X8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8" table:style-name="ce1">
            <text:p>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09</text:p>
          </table:table-cell>
          <table:table-cell office:value-type="string" table:style-name="ce1">
            <text:p>Allen Bolt 20X16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9" table:style-name="ce1">
            <text:p>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10</text:p>
          </table:table-cell>
          <table:table-cell office:value-type="string" table:style-name="ce1">
            <text:p>Allen Bolt 30X9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0" table:style-name="ce1">
            <text:p>1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11</text:p>
          </table:table-cell>
          <table:table-cell office:value-type="string" table:style-name="ce1">
            <text:p>Analog Pressure Switch, Liyou 0225MPA 380V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1" table:style-name="ce1">
            <text:p>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12</text:p>
          </table:table-cell>
          <table:table-cell office:value-type="string" table:style-name="ce1">
            <text:p>Bearing NSK-6017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5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2" table:style-name="ce1">
            <text:p>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13</text:p>
          </table:table-cell>
          <table:table-cell office:value-type="string" table:style-name="ce1">
            <text:p>Bearing SKF-6017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5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3" table:style-name="ce1">
            <text:p>1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14</text:p>
          </table:table-cell>
          <table:table-cell office:value-type="string" table:style-name="ce1">
            <text:p>Belt C125 Bando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4" table:style-name="ce1">
            <text:p>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15</text:p>
          </table:table-cell>
          <table:table-cell office:value-type="string" table:style-name="ce1">
            <text:p>Belt C126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5" table:style-name="ce1">
            <text:p>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16</text:p>
          </table:table-cell>
          <table:table-cell office:value-type="string" table:style-name="ce1">
            <text:p>Bladder Accumulator, NS GB/T20663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6" table:style-name="ce1">
            <text:p>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17</text:p>
          </table:table-cell>
          <table:table-cell office:value-type="string" table:style-name="ce1">
            <text:p>Blower Fan, CZR-50m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7" table:style-name="ce1">
            <text:p>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18</text:p>
          </table:table-cell>
          <table:table-cell office:value-type="string" table:style-name="ce1">
            <text:p>Buffer Ring 1155X100X6.3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8" table:style-name="ce1">
            <text:p>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19</text:p>
          </table:table-cell>
          <table:table-cell office:value-type="string" table:style-name="ce1">
            <text:p>Circlip 24.2X0X1.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7" table:style-name="ce5">
            <text:p>7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9" table:style-name="ce1">
            <text:p>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20</text:p>
          </table:table-cell>
          <table:table-cell office:value-type="string" table:style-name="ce1">
            <text:p>Circuit Breaker, 175amp, 3 Poles Bolt-On Typ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0" table:style-name="ce1">
            <text:p>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21</text:p>
          </table:table-cell>
          <table:table-cell office:value-type="string" table:style-name="ce1">
            <text:p>Circuit Breaker, 175amp, 3 Poles Plug-In Typ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1" table:style-name="ce1">
            <text:p>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22</text:p>
          </table:table-cell>
          <table:table-cell office:value-type="string" table:style-name="ce1">
            <text:p>Digital Pressure Switch, MD-S9282-4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2" table:style-name="ce1">
            <text:p>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23</text:p>
          </table:table-cell>
          <table:table-cell office:value-type="string" table:style-name="ce1">
            <text:p>Electric Motor, Gear Box, 3Okw, 40Hp, 220V, 3P- 60Hz-1180rp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5">
            <text:p>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3" table:style-name="ce1">
            <text:p>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24</text:p>
          </table:table-cell>
          <table:table-cell office:value-type="string" table:style-name="ce1">
            <text:p>Electro Hydraulic Servo Valve, QDY6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4" table:style-name="ce1">
            <text:p>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25</text:p>
          </table:table-cell>
          <table:table-cell office:value-type="string" table:style-name="ce1">
            <text:p>Gate Valve, 1/2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6" table:style-name="ce5">
            <text:p>6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5" table:style-name="ce1">
            <text:p>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26</text:p>
          </table:table-cell>
          <table:table-cell office:value-type="string" table:style-name="ce1">
            <text:p>Gefran Sensor Model:LT-M-02005-XL0202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5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6" table:style-name="ce1">
            <text:p>2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27</text:p>
          </table:table-cell>
          <table:table-cell office:value-type="string" table:style-name="ce1">
            <text:p>Gefran Sensor Model:PY-2-F-025-SO1M-Xl020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5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7" table:style-name="ce1">
            <text:p>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28</text:p>
          </table:table-cell>
          <table:table-cell office:value-type="string" table:style-name="ce1">
            <text:p>Heater 150X85, 220V 1000W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8" table:style-name="ce1">
            <text:p>2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29</text:p>
          </table:table-cell>
          <table:table-cell office:value-type="string" table:style-name="ce1">
            <text:p>Heater 235X90, 220V 1500W Mic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9" table:style-name="ce1">
            <text:p>2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30</text:p>
          </table:table-cell>
          <table:table-cell office:value-type="string" table:style-name="ce1">
            <text:p>Heater 248X100, 220V 1800W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0" table:style-name="ce1">
            <text:p>3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31</text:p>
          </table:table-cell>
          <table:table-cell office:value-type="string" table:style-name="ce1">
            <text:p>Heater 320X100, 220V 2000W Ceramic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1" table:style-name="ce1">
            <text:p>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32</text:p>
          </table:table-cell>
          <table:table-cell office:value-type="string" table:style-name="ce1">
            <text:p>Heater 320X165, 220V 3300W Ceramic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2" table:style-name="ce1">
            <text:p>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33</text:p>
          </table:table-cell>
          <table:table-cell office:value-type="string" table:style-name="ce1">
            <text:p>Heater 320X80, <text:s/>220V 2000W Ceramic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3" table:style-name="ce1">
            <text:p>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34</text:p>
          </table:table-cell>
          <table:table-cell office:value-type="string" table:style-name="ce1">
            <text:p>Heater 338X75, 220V 1800W Mic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4" table:style-name="ce1">
            <text:p>3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35</text:p>
          </table:table-cell>
          <table:table-cell office:value-type="string" table:style-name="ce1">
            <text:p>Hex Bolt, 16X7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7" table:style-name="ce5">
            <text:p>7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5" table:style-name="ce1">
            <text:p>3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36</text:p>
          </table:table-cell>
          <table:table-cell office:value-type="string" table:style-name="ce1">
            <text:p>Inverter, S/N GD200A-018G/022P-4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" table:style-name="ce5">
            <text:p>1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6" table:style-name="ce1">
            <text:p>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37</text:p>
          </table:table-cell>
          <table:table-cell office:value-type="string" table:style-name="ce1">
            <text:p>Light Curtain, Sensor, 30Lc0475-NE18S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7" table:style-name="ce1">
            <text:p>3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38</text:p>
          </table:table-cell>
          <table:table-cell office:value-type="string" table:style-name="ce1">
            <text:p>Light Curtain, Sensor, 30Lc0475-NR18S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8" table:style-name="ce1">
            <text:p>3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39</text:p>
          </table:table-cell>
          <table:table-cell office:value-type="string" table:style-name="ce1">
            <text:p>Limit Switch, Roller Lever, Omron D4V-8104Z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9" table:style-name="ce1">
            <text:p>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40</text:p>
          </table:table-cell>
          <table:table-cell office:value-type="string" table:style-name="ce1">
            <text:p>Magic Eye, Photo Electric Switch E3JK-DS30M1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0" table:style-name="ce1">
            <text:p>4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41</text:p>
          </table:table-cell>
          <table:table-cell office:value-type="string" table:style-name="ce1">
            <text:p>Miniature Circuit Breaker, 25Amp, 2 Poles Plug-In Typ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1" table:style-name="ce1">
            <text:p>4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42</text:p>
          </table:table-cell>
          <table:table-cell office:value-type="string" table:style-name="ce1">
            <text:p>Mininiature Circuit Breaker, 32Amp, 3 Poles DIN Rail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2" table:style-name="ce1">
            <text:p>4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43</text:p>
          </table:table-cell>
          <table:table-cell office:value-type="string" table:style-name="ce1">
            <text:p>Monoseal 20X15X3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3" table:style-name="ce1">
            <text:p>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44</text:p>
          </table:table-cell>
          <table:table-cell office:value-type="string" table:style-name="ce1">
            <text:p>Monoseal 24/26X14X10.5 NBR+P A6 FAB Eu/K51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4" table:style-name="ce1">
            <text:p>4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45</text:p>
          </table:table-cell>
          <table:table-cell office:value-type="string" table:style-name="ce1">
            <text:p>Monoseal 35X25X5 PU Hallite IDI/ISI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5" table:style-name="ce1">
            <text:p>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46</text:p>
          </table:table-cell>
          <table:table-cell office:value-type="string" table:style-name="ce1">
            <text:p>Monoseal 80X70X6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6" table:style-name="ce1">
            <text:p>4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47</text:p>
          </table:table-cell>
          <table:table-cell office:value-type="string" table:style-name="ce1">
            <text:p>Monoseal 90X80X6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7" table:style-name="ce1">
            <text:p>4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48</text:p>
          </table:table-cell>
          <table:table-cell office:value-type="string" table:style-name="ce1">
            <text:p>Oil Seal 45X25X11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8" table:style-name="ce1">
            <text:p>4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49</text:p>
          </table:table-cell>
          <table:table-cell office:value-type="string" table:style-name="ce1">
            <text:p>Oil Seal TC 110X85X1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9" table:style-name="ce1">
            <text:p>4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50</text:p>
          </table:table-cell>
          <table:table-cell office:value-type="string" table:style-name="ce1">
            <text:p>Oring 2.62X17.86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0" table:style-name="ce1">
            <text:p>5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51</text:p>
          </table:table-cell>
          <table:table-cell office:value-type="string" table:style-name="ce1">
            <text:p>Oring 3X13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1" table:style-name="ce1">
            <text:p>5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52</text:p>
          </table:table-cell>
          <table:table-cell office:value-type="string" table:style-name="ce1">
            <text:p>Oring 3X8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2" table:style-name="ce1">
            <text:p>5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53</text:p>
          </table:table-cell>
          <table:table-cell office:value-type="string" table:style-name="ce1">
            <text:p>Oring 40X34X3m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3" table:style-name="ce1">
            <text:p>5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54</text:p>
          </table:table-cell>
          <table:table-cell office:value-type="string" table:style-name="ce1">
            <text:p>Oring 4X93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4" table:style-name="ce1">
            <text:p>5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55</text:p>
          </table:table-cell>
          <table:table-cell office:value-type="string" table:style-name="ce1">
            <text:p>Oring 5.33X101.6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5" table:style-name="ce1">
            <text:p>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56</text:p>
          </table:table-cell>
          <table:table-cell office:value-type="string" table:style-name="ce1">
            <text:p>Oring 5.33X111.13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6" table:style-name="ce1">
            <text:p>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57</text:p>
          </table:table-cell>
          <table:table-cell office:value-type="string" table:style-name="ce1">
            <text:p>Oring 5X20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7" table:style-name="ce1">
            <text:p>5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58</text:p>
          </table:table-cell>
          <table:table-cell office:value-type="string" table:style-name="ce1">
            <text:p>Oring 5X205 NBR70 GAPI-IT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8" table:style-name="ce1">
            <text:p>5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59</text:p>
          </table:table-cell>
          <table:table-cell office:value-type="string" table:style-name="ce1">
            <text:p>Output Relay, 17D198086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9" table:style-name="ce1">
            <text:p>5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60</text:p>
          </table:table-cell>
          <table:table-cell office:value-type="string" table:style-name="ce1">
            <text:p>Photo Electric Sensor, BEN300-DDT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0" table:style-name="ce1">
            <text:p>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61</text:p>
          </table:table-cell>
          <table:table-cell office:value-type="string" table:style-name="ce1">
            <text:p>Proximity Switch, PSE 17-5D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1" table:style-name="ce1">
            <text:p>6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62</text:p>
          </table:table-cell>
          <table:table-cell office:value-type="string" table:style-name="ce1">
            <text:p>Pump Motor, Hydraulic, <text:s/>Secondary, 2.2kw, 3Hp, 220V, 3P-4Poles- 60Hz-1430/1725rp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5">
            <text:p>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2" table:style-name="ce1">
            <text:p>6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63</text:p>
          </table:table-cell>
          <table:table-cell office:value-type="string" table:style-name="ce1">
            <text:p>Pump Motor, Hydraulic, Main, <text:s/>15kw, 20Hp, 220V, 3P- 60hz-1760rp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5">
            <text:p>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3" table:style-name="ce1">
            <text:p>6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64</text:p>
          </table:table-cell>
          <table:table-cell office:value-type="string" table:style-name="ce1">
            <text:p>Pump Motor, Hydraulic, Wall Thickness, 3.75kw, 5Hp, 220/380V, 3P-50/60hz-1430/1730rp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5">
            <text:p>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4" table:style-name="ce1">
            <text:p>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65</text:p>
          </table:table-cell>
          <table:table-cell office:value-type="string" table:style-name="ce1">
            <text:p>Push Button Switch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5" table:style-name="ce1">
            <text:p>6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66</text:p>
          </table:table-cell>
          <table:table-cell office:value-type="string" table:style-name="ce1">
            <text:p>Push In Fittings, SPC 10-0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6" table:style-name="ce1">
            <text:p>6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67</text:p>
          </table:table-cell>
          <table:table-cell office:value-type="string" table:style-name="ce1">
            <text:p>Push In Fittings, SPC 12-01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7" table:style-name="ce1">
            <text:p>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68</text:p>
          </table:table-cell>
          <table:table-cell office:value-type="string" table:style-name="ce1">
            <text:p>Push In Fittings, SPL 10-01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8" table:style-name="ce1">
            <text:p>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69</text:p>
          </table:table-cell>
          <table:table-cell office:value-type="string" table:style-name="ce1">
            <text:p>Push In Fittings, TEE 1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9" table:style-name="ce1">
            <text:p>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70</text:p>
          </table:table-cell>
          <table:table-cell office:value-type="string" table:style-name="ce1">
            <text:p>Schneider Electric Contactor, LC1 E09 1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0" table:style-name="ce1">
            <text:p>7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71</text:p>
          </table:table-cell>
          <table:table-cell office:value-type="string" table:style-name="ce1">
            <text:p>Solenoid Valve, NP13-25A-12C-3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1" table:style-name="ce1">
            <text:p>7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72</text:p>
          </table:table-cell>
          <table:table-cell office:value-type="string" table:style-name="ce1">
            <text:p>Solenoid Valve, SVK 1220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2" table:style-name="ce1">
            <text:p>7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73</text:p>
          </table:table-cell>
          <table:table-cell office:value-type="string" table:style-name="ce1">
            <text:p>Solenoid Valve, VP342 -5GD1-02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3" table:style-name="ce1">
            <text:p>7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74</text:p>
          </table:table-cell>
          <table:table-cell office:value-type="string" table:style-name="ce1">
            <text:p>Solid State Relay, SSR-40D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4" table:style-name="ce1">
            <text:p>7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75</text:p>
          </table:table-cell>
          <table:table-cell office:value-type="string" table:style-name="ce1">
            <text:p>Solid State Relay, SSR-80D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5" table:style-name="ce1">
            <text:p>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76</text:p>
          </table:table-cell>
          <table:table-cell office:value-type="string" table:style-name="ce1">
            <text:p>Wiferflex 110X100X6/8 PU Hallite DH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6" table:style-name="ce1">
            <text:p>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77</text:p>
          </table:table-cell>
          <table:table-cell office:value-type="string" table:style-name="ce1">
            <text:p>Wiferflex 153X140X7/9.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7" table:style-name="ce1">
            <text:p>7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78</text:p>
          </table:table-cell>
          <table:table-cell office:value-type="string" table:style-name="ce1">
            <text:p>Wiferflex 153X140X7/9.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8" table:style-name="ce1">
            <text:p>7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79</text:p>
          </table:table-cell>
          <table:table-cell office:value-type="string" table:style-name="ce1">
            <text:p>Wiferflex 153X140X7/9.5 NBR FAB LBH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9" table:style-name="ce1">
            <text:p>7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80</text:p>
          </table:table-cell>
          <table:table-cell office:value-type="string" table:style-name="ce1">
            <text:p>Wiferflex 90X80X6/8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80" table:style-name="ce1">
            <text:p>8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81</text:p>
          </table:table-cell>
          <table:table-cell office:value-type="string" table:style-name="ce1">
            <text:p>2P40A Switch (Miniature Breaker) DZ47-63 C4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81" table:style-name="ce1">
            <text:p>8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82</text:p>
          </table:table-cell>
          <table:table-cell office:value-type="string" table:style-name="ce1">
            <text:p>2P6A Switch (Miniature Breaker) DZ47-63 C1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82" table:style-name="ce1">
            <text:p>8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83</text:p>
          </table:table-cell>
          <table:table-cell office:value-type="string" table:style-name="ce1">
            <text:p>2P6A Switch (Miniature Breaker) DZ47-63 C6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83" table:style-name="ce1">
            <text:p>8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84</text:p>
          </table:table-cell>
          <table:table-cell office:value-type="string" table:style-name="ce1">
            <text:p>Air Cylinder 100X15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84" table:style-name="ce1">
            <text:p>8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85</text:p>
          </table:table-cell>
          <table:table-cell office:value-type="string" table:style-name="ce1">
            <text:p>Air Cylinder 25X2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85" table:style-name="ce1">
            <text:p>8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86</text:p>
          </table:table-cell>
          <table:table-cell office:value-type="string" table:style-name="ce1">
            <text:p>Air Cylinder 32X15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86" table:style-name="ce1">
            <text:p>8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87</text:p>
          </table:table-cell>
          <table:table-cell office:value-type="string" table:style-name="ce1">
            <text:p>Air Cylinder 32X25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87" table:style-name="ce1">
            <text:p>8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88</text:p>
          </table:table-cell>
          <table:table-cell office:value-type="string" table:style-name="ce1">
            <text:p>Air Cylinder 63X60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88" table:style-name="ce1">
            <text:p>8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89</text:p>
          </table:table-cell>
          <table:table-cell office:value-type="string" table:style-name="ce1">
            <text:p>Air Cylinder 8DAU3212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89" table:style-name="ce1">
            <text:p>8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90</text:p>
          </table:table-cell>
          <table:table-cell office:value-type="string" table:style-name="ce1">
            <text:p>Air Cylinder 8DAU3215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90" table:style-name="ce1">
            <text:p>9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91</text:p>
          </table:table-cell>
          <table:table-cell office:value-type="string" table:style-name="ce1">
            <text:p>Air Cylinder 8DAU32175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91" table:style-name="ce1">
            <text:p>9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92</text:p>
          </table:table-cell>
          <table:table-cell office:value-type="string" table:style-name="ce1">
            <text:p>Air Cylinder 8FDA2525X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92" table:style-name="ce1">
            <text:p>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93</text:p>
          </table:table-cell>
          <table:table-cell office:value-type="string" table:style-name="ce1">
            <text:p>Air Cylinder JD5030S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93" table:style-name="ce1">
            <text:p>9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94</text:p>
          </table:table-cell>
          <table:table-cell office:value-type="string" table:style-name="ce1">
            <text:p>Air Cylinder SC ZGXCL 40X30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94" table:style-name="ce1">
            <text:p>9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95</text:p>
          </table:table-cell>
          <table:table-cell office:value-type="string" table:style-name="ce1">
            <text:p>Air Cylinder SC32X15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95" table:style-name="ce1">
            <text:p>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96</text:p>
          </table:table-cell>
          <table:table-cell office:value-type="string" table:style-name="ce1">
            <text:p>Air Cylinder SDA 20X3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96" table:style-name="ce1">
            <text:p>9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97</text:p>
          </table:table-cell>
          <table:table-cell office:value-type="string" table:style-name="ce1">
            <text:p>Air Cylinder SDA 32X2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97" table:style-name="ce1">
            <text:p>9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98</text:p>
          </table:table-cell>
          <table:table-cell office:value-type="string" table:style-name="ce1">
            <text:p>Air Cylinder TSDA 50X15-B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98" table:style-name="ce1">
            <text:p>9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099</text:p>
          </table:table-cell>
          <table:table-cell office:value-type="string" table:style-name="ce1">
            <text:p>Air Filter Regulator AR2000-0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99" table:style-name="ce1">
            <text:p>9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00</text:p>
          </table:table-cell>
          <table:table-cell office:value-type="string" table:style-name="ce1">
            <text:p>Air Filter Regulator Lubricator Combination Cylinder, AW3000-03 and AL3000-03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00" table:style-name="ce1">
            <text:p>1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01</text:p>
          </table:table-cell>
          <table:table-cell office:value-type="string" table:style-name="ce1">
            <text:p>Air Shaft Nozzl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7" table:style-name="ce5">
            <text:p>7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01" table:style-name="ce1">
            <text:p>10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02</text:p>
          </table:table-cell>
          <table:table-cell office:value-type="string" table:style-name="ce1">
            <text:p>Allen Bolt 10X8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02" table:style-name="ce1">
            <text:p>1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03</text:p>
          </table:table-cell>
          <table:table-cell office:value-type="string" table:style-name="ce1">
            <text:p>Allen <text:s/>Bolt 10X9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03" table:style-name="ce1">
            <text:p>1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04</text:p>
          </table:table-cell>
          <table:table-cell office:value-type="string" table:style-name="ce1">
            <text:p>Allen <text:s/>Bolt 6X2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04" table:style-name="ce1">
            <text:p>10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05</text:p>
          </table:table-cell>
          <table:table-cell office:value-type="string" table:style-name="ce1">
            <text:p>Allen Bolt 18X7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05" table:style-name="ce1">
            <text:p>1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06</text:p>
          </table:table-cell>
          <table:table-cell office:value-type="string" table:style-name="ce1">
            <text:p>Anti Static Device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06" table:style-name="ce1">
            <text:p>1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07</text:p>
          </table:table-cell>
          <table:table-cell office:value-type="string" table:style-name="ce1">
            <text:p>Anti Static Tub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07" table:style-name="ce1">
            <text:p>10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08</text:p>
          </table:table-cell>
          <table:table-cell office:value-type="string" table:style-name="ce1">
            <text:p>Automatic Proximity Switch PSE 17-5D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08" table:style-name="ce1">
            <text:p>1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09</text:p>
          </table:table-cell>
          <table:table-cell office:value-type="string" table:style-name="ce1">
            <text:p>Bamboo Curtain 30c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09" table:style-name="ce1">
            <text:p>1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10</text:p>
          </table:table-cell>
          <table:table-cell office:value-type="string" table:style-name="ce1">
            <text:p>Bamboo Curtain 42c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10" table:style-name="ce1">
            <text:p>11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11</text:p>
          </table:table-cell>
          <table:table-cell office:value-type="string" table:style-name="ce1">
            <text:p>Bearing 1203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11" table:style-name="ce1">
            <text:p>1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12</text:p>
          </table:table-cell>
          <table:table-cell office:value-type="string" table:style-name="ce1">
            <text:p>Bearing 1204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12" table:style-name="ce1">
            <text:p>1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13</text:p>
          </table:table-cell>
          <table:table-cell office:value-type="string" table:style-name="ce1">
            <text:p>Bearing 120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13" table:style-name="ce1">
            <text:p>11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14</text:p>
          </table:table-cell>
          <table:table-cell office:value-type="string" table:style-name="ce1">
            <text:p>Bearing 6001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14" table:style-name="ce1">
            <text:p>1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15</text:p>
          </table:table-cell>
          <table:table-cell office:value-type="string" table:style-name="ce1">
            <text:p>Bearing 6004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15" table:style-name="ce1">
            <text:p>1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16</text:p>
          </table:table-cell>
          <table:table-cell office:value-type="string" table:style-name="ce1">
            <text:p>Bearing 600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16" table:style-name="ce1">
            <text:p>1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17</text:p>
          </table:table-cell>
          <table:table-cell office:value-type="string" table:style-name="ce1">
            <text:p>Bearing 6024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17" table:style-name="ce1">
            <text:p>1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18</text:p>
          </table:table-cell>
          <table:table-cell office:value-type="string" table:style-name="ce1">
            <text:p>Bearing 6203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18" table:style-name="ce1">
            <text:p>1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19</text:p>
          </table:table-cell>
          <table:table-cell office:value-type="string" table:style-name="ce1">
            <text:p>Bearing 6204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19" table:style-name="ce1">
            <text:p>1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20</text:p>
          </table:table-cell>
          <table:table-cell office:value-type="string" table:style-name="ce1">
            <text:p>Bearing 6303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20" table:style-name="ce1">
            <text:p>1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21</text:p>
          </table:table-cell>
          <table:table-cell office:value-type="string" table:style-name="ce1">
            <text:p>Bearing 6306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21" table:style-name="ce1">
            <text:p>1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22</text:p>
          </table:table-cell>
          <table:table-cell office:value-type="string" table:style-name="ce1">
            <text:p>Bearing 6311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22" table:style-name="ce1">
            <text:p>1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23</text:p>
          </table:table-cell>
          <table:table-cell office:value-type="string" table:style-name="ce1">
            <text:p>Bearing 6904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23" table:style-name="ce1">
            <text:p>1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24</text:p>
          </table:table-cell>
          <table:table-cell office:value-type="string" table:style-name="ce1">
            <text:p>Bearing CSK-2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24" table:style-name="ce1">
            <text:p>1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25</text:p>
          </table:table-cell>
          <table:table-cell office:value-type="string" table:style-name="ce1">
            <text:p>Bearing CSK-356218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25" table:style-name="ce1">
            <text:p>1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26</text:p>
          </table:table-cell>
          <table:table-cell office:value-type="string" table:style-name="ce1">
            <text:p>Bearing NK-13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26" table:style-name="ce1">
            <text:p>12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27</text:p>
          </table:table-cell>
          <table:table-cell office:value-type="string" table:style-name="ce1">
            <text:p>Belt 510L (Timing Belt Width: 25mm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27" table:style-name="ce1">
            <text:p>1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28</text:p>
          </table:table-cell>
          <table:table-cell office:value-type="string" table:style-name="ce1">
            <text:p>Belt 8M-25-6500 Whit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28" table:style-name="ce1">
            <text:p>12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29</text:p>
          </table:table-cell>
          <table:table-cell office:value-type="string" table:style-name="ce1">
            <text:p>Belt 8M-6500-30 Whit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29" table:style-name="ce1">
            <text:p>12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30</text:p>
          </table:table-cell>
          <table:table-cell office:value-type="string" table:style-name="ce1">
            <text:p>Belt A39 Bando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30" table:style-name="ce1">
            <text:p>13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31</text:p>
          </table:table-cell>
          <table:table-cell office:value-type="string" table:style-name="ce1">
            <text:p>Belt A42 Bando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31" table:style-name="ce1">
            <text:p>1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32</text:p>
          </table:table-cell>
          <table:table-cell office:value-type="string" table:style-name="ce1">
            <text:p>Belt A43 Bando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32" table:style-name="ce1">
            <text:p>1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33</text:p>
          </table:table-cell>
          <table:table-cell office:value-type="string" table:style-name="ce1">
            <text:p>Belt A44 Bando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33" table:style-name="ce1">
            <text:p>1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34</text:p>
          </table:table-cell>
          <table:table-cell office:value-type="string" table:style-name="ce1">
            <text:p>Belt A45 Bando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34" table:style-name="ce1">
            <text:p>13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35</text:p>
          </table:table-cell>
          <table:table-cell office:value-type="string" table:style-name="ce1">
            <text:p>Belt A53 Bando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35" table:style-name="ce1">
            <text:p>13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36</text:p>
          </table:table-cell>
          <table:table-cell office:value-type="string" table:style-name="ce1">
            <text:p>Belt B37 Bando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36" table:style-name="ce1">
            <text:p>1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37</text:p>
          </table:table-cell>
          <table:table-cell office:value-type="string" table:style-name="ce1">
            <text:p>Belt B42 Bando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37" table:style-name="ce1">
            <text:p>13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38</text:p>
          </table:table-cell>
          <table:table-cell office:value-type="string" table:style-name="ce1">
            <text:p>Belt B63 Bando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38" table:style-name="ce1">
            <text:p>13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39</text:p>
          </table:table-cell>
          <table:table-cell office:value-type="string" table:style-name="ce1">
            <text:p>Belt B65 Bando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39" table:style-name="ce1">
            <text:p>1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40</text:p>
          </table:table-cell>
          <table:table-cell office:value-type="string" table:style-name="ce1">
            <text:p>Belt C32 Bando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40" table:style-name="ce1">
            <text:p>14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41</text:p>
          </table:table-cell>
          <table:table-cell office:value-type="string" table:style-name="ce1">
            <text:p>Belt HTD 1200-8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41" table:style-name="ce1">
            <text:p>14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42</text:p>
          </table:table-cell>
          <table:table-cell office:value-type="string" table:style-name="ce1">
            <text:p>Belt HTD1000-8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42" table:style-name="ce1">
            <text:p>14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43</text:p>
          </table:table-cell>
          <table:table-cell office:value-type="string" table:style-name="ce1">
            <text:p>Belt HTD1288-14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43" table:style-name="ce1">
            <text:p>1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44</text:p>
          </table:table-cell>
          <table:table-cell office:value-type="string" table:style-name="ce1">
            <text:p>Belt HTD592-8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44" table:style-name="ce1">
            <text:p>14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45</text:p>
          </table:table-cell>
          <table:table-cell office:value-type="string" table:style-name="ce1">
            <text:p>Belt HTD880-8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45" table:style-name="ce1">
            <text:p>1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46</text:p>
          </table:table-cell>
          <table:table-cell office:value-type="string" table:style-name="ce1">
            <text:p>Bi Welding TEE 6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46" table:style-name="ce1">
            <text:p>14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47</text:p>
          </table:table-cell>
          <table:table-cell office:value-type="string" table:style-name="ce1">
            <text:p>Black Aluminium Nylon Brush Strip 19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4" table:style-name="ce5">
            <text:p>4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47" table:style-name="ce1">
            <text:p>14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48</text:p>
          </table:table-cell>
          <table:table-cell office:value-type="string" table:style-name="ce1">
            <text:p>Button <text:s/>Switch KCD4 15/30A 250V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48" table:style-name="ce1">
            <text:p>14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49</text:p>
          </table:table-cell>
          <table:table-cell office:value-type="string" table:style-name="ce1">
            <text:p>Chopping Board, 22cm Small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5" table:style-name="ce5">
            <text:p>1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49" table:style-name="ce1">
            <text:p>14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50</text:p>
          </table:table-cell>
          <table:table-cell office:value-type="string" table:style-name="ce1">
            <text:p>Chopping Board,40cm/405Mmx15Mm Big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50" table:style-name="ce1">
            <text:p>15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51</text:p>
          </table:table-cell>
          <table:table-cell office:value-type="string" table:style-name="ce1">
            <text:p>Cold Cutter 6Cmx.73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51" table:style-name="ce1">
            <text:p>15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52</text:p>
          </table:table-cell>
          <table:table-cell office:value-type="string" table:style-name="ce1">
            <text:p>Computer Punching Panel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52" table:style-name="ce1">
            <text:p>15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53</text:p>
          </table:table-cell>
          <table:table-cell office:value-type="string" table:style-name="ce1">
            <text:p>Copper Billet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53" table:style-name="ce1">
            <text:p>15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54</text:p>
          </table:table-cell>
          <table:table-cell office:value-type="string" table:style-name="ce1">
            <text:p>Cross Flow Fa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4" table:style-name="ce5">
            <text:p>4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54" table:style-name="ce1">
            <text:p>15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55</text:p>
          </table:table-cell>
          <table:table-cell office:value-type="string" table:style-name="ce1">
            <text:p>Cross Flow Fan Motor CYF-06043/220V/45W/0.3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4" table:style-name="ce5">
            <text:p>4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55" table:style-name="ce1">
            <text:p>1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56</text:p>
          </table:table-cell>
          <table:table-cell office:value-type="string" table:style-name="ce1">
            <text:p>Cutter Main Rubber Roller 76Cm Gree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56" table:style-name="ce1">
            <text:p>1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57</text:p>
          </table:table-cell>
          <table:table-cell office:value-type="string" table:style-name="ce1">
            <text:p>Cylinder WWX-63-150-15E-3T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57" table:style-name="ce1">
            <text:p>15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58</text:p>
          </table:table-cell>
          <table:table-cell office:value-type="string" table:style-name="ce1">
            <text:p>Die Cutter Large 170X17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58" table:style-name="ce1">
            <text:p>15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59</text:p>
          </table:table-cell>
          <table:table-cell office:value-type="string" table:style-name="ce1">
            <text:p>Die Cutter Medium 170X17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59" table:style-name="ce1">
            <text:p>15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60</text:p>
          </table:table-cell>
          <table:table-cell office:value-type="string" table:style-name="ce1">
            <text:p>Die Cutter Micro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60" table:style-name="ce1">
            <text:p>1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61</text:p>
          </table:table-cell>
          <table:table-cell office:value-type="string" table:style-name="ce1">
            <text:p>Die Cutter Mini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61" table:style-name="ce1">
            <text:p>16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62</text:p>
          </table:table-cell>
          <table:table-cell office:value-type="string" table:style-name="ce1">
            <text:p>Die Cutter Tiny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62" table:style-name="ce1">
            <text:p>16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63</text:p>
          </table:table-cell>
          <table:table-cell office:value-type="string" table:style-name="ce1">
            <text:p>Die Cutter X-Larg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63" table:style-name="ce1">
            <text:p>16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64</text:p>
          </table:table-cell>
          <table:table-cell office:value-type="string" table:style-name="ce1">
            <text:p>DMSJ-20 Solid State Sensor 35.5Diameter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64" table:style-name="ce1">
            <text:p>1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65</text:p>
          </table:table-cell>
          <table:table-cell office:value-type="string" table:style-name="ce1">
            <text:p>Emergency Stop Butto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65" table:style-name="ce1">
            <text:p>16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66</text:p>
          </table:table-cell>
          <table:table-cell office:value-type="string" table:style-name="ce1">
            <text:p>Excellence Electronic Speed Switch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5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66" table:style-name="ce1">
            <text:p>16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67</text:p>
          </table:table-cell>
          <table:table-cell office:value-type="string" table:style-name="ce1">
            <text:p>Gear Motor Magnetic Powder Brake FZ50A-1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67" table:style-name="ce1">
            <text:p>1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68</text:p>
          </table:table-cell>
          <table:table-cell office:value-type="string" table:style-name="ce1">
            <text:p>General Purpose Relay Idec RJIS CL-D24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68" table:style-name="ce1">
            <text:p>1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69</text:p>
          </table:table-cell>
          <table:table-cell office:value-type="string" table:style-name="ce1">
            <text:p>General Purpose Relay JQV-13FL <text:s/>Cygkc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69" table:style-name="ce1">
            <text:p>1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70</text:p>
          </table:table-cell>
          <table:table-cell office:value-type="string" table:style-name="ce1">
            <text:p>General Purpose Relay JQX-13F (D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70" table:style-name="ce1">
            <text:p>17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71</text:p>
          </table:table-cell>
          <table:table-cell office:value-type="string" table:style-name="ce1">
            <text:p>General Purpose Relay JZX-22F (D)2Z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71" table:style-name="ce1">
            <text:p>17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72</text:p>
          </table:table-cell>
          <table:table-cell office:value-type="string" table:style-name="ce1">
            <text:p>Hand Lever Valve <text:s/>KMEPC 4Hv230-08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6" table:style-name="ce5">
            <text:p>6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72" table:style-name="ce1">
            <text:p>17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73</text:p>
          </table:table-cell>
          <table:table-cell office:value-type="string" table:style-name="ce1">
            <text:p>Heat Bend Spring Silver 15X6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6" table:style-name="ce5">
            <text:p>6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73" table:style-name="ce1">
            <text:p>17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74</text:p>
          </table:table-cell>
          <table:table-cell office:value-type="string" table:style-name="ce1">
            <text:p>Heat Bend Spring Yellow 20X3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6" table:style-name="ce5">
            <text:p>6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74" table:style-name="ce1">
            <text:p>17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75</text:p>
          </table:table-cell>
          <table:table-cell office:value-type="string" table:style-name="ce1">
            <text:p>Heat Bend Spring Yellow 20X7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6" table:style-name="ce5">
            <text:p>6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75" table:style-name="ce1">
            <text:p>1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76</text:p>
          </table:table-cell>
          <table:table-cell office:value-type="string" table:style-name="ce1">
            <text:p>Heat Bend Spring Yellow 25X8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6" table:style-name="ce5">
            <text:p>6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76" table:style-name="ce1">
            <text:p>1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77</text:p>
          </table:table-cell>
          <table:table-cell office:value-type="string" table:style-name="ce1">
            <text:p>Heat Spring Silver 20X8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6" table:style-name="ce5">
            <text:p>6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77" table:style-name="ce1">
            <text:p>17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78</text:p>
          </table:table-cell>
          <table:table-cell office:value-type="string" table:style-name="ce1">
            <text:p>Heater 1200X28 110V 1500W Rectangular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78" table:style-name="ce1">
            <text:p>17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79</text:p>
          </table:table-cell>
          <table:table-cell office:value-type="string" table:style-name="ce1">
            <text:p>Heater 12X140 220V 350W Cartridg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79" table:style-name="ce1">
            <text:p>17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80</text:p>
          </table:table-cell>
          <table:table-cell office:value-type="string" table:style-name="ce1">
            <text:p>Heater 12X40 220V 150W <text:s/>Cartridge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80" table:style-name="ce1">
            <text:p>18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81</text:p>
          </table:table-cell>
          <table:table-cell office:value-type="string" table:style-name="ce1">
            <text:p>Heater 12X615 220V 1200W <text:s/>Cartridg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81" table:style-name="ce1">
            <text:p>18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82</text:p>
          </table:table-cell>
          <table:table-cell office:value-type="string" table:style-name="ce1">
            <text:p>Heater 12X615 Gfq-60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82" table:style-name="ce1">
            <text:p>18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83</text:p>
          </table:table-cell>
          <table:table-cell office:value-type="string" table:style-name="ce1">
            <text:p>Heater 15.8X435 220V 2400W Cartridg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83" table:style-name="ce1">
            <text:p>18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84</text:p>
          </table:table-cell>
          <table:table-cell office:value-type="string" table:style-name="ce1">
            <text:p>Heater 15.8X470 220V 2000W Cartridg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84" table:style-name="ce1">
            <text:p>18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85</text:p>
          </table:table-cell>
          <table:table-cell office:value-type="string" table:style-name="ce1">
            <text:p>Heater 15.8X500 220V 2400W Cartridge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85" table:style-name="ce1">
            <text:p>18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86</text:p>
          </table:table-cell>
          <table:table-cell office:value-type="string" table:style-name="ce1">
            <text:p>Heater 15.8X780 220V 3500W Cartridg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86" table:style-name="ce1">
            <text:p>18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87</text:p>
          </table:table-cell>
          <table:table-cell office:value-type="string" table:style-name="ce1">
            <text:p>Heater 220V 100W 17/11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87" table:style-name="ce1">
            <text:p>18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88</text:p>
          </table:table-cell>
          <table:table-cell office:value-type="string" table:style-name="ce1">
            <text:p>Heater 420X30 110V 2100W Rectangular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88" table:style-name="ce1">
            <text:p>18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89</text:p>
          </table:table-cell>
          <table:table-cell office:value-type="string" table:style-name="ce1">
            <text:p>Heater 430X20 110V 600W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89" table:style-name="ce1">
            <text:p>18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90</text:p>
          </table:table-cell>
          <table:table-cell office:value-type="string" table:style-name="ce1">
            <text:p>Heater 8X50 220V 100W Cartridg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90" table:style-name="ce1">
            <text:p>19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91</text:p>
          </table:table-cell>
          <table:table-cell office:value-type="string" table:style-name="ce1">
            <text:p>Intelligent Speed Controller XC097201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91" table:style-name="ce1">
            <text:p>19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92</text:p>
          </table:table-cell>
          <table:table-cell office:value-type="string" table:style-name="ce1">
            <text:p>Inverter GD20-1R5G-S2 Power Output:1.5Kw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" table:style-name="ce5">
            <text:p>1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92" table:style-name="ce1">
            <text:p>1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93</text:p>
          </table:table-cell>
          <table:table-cell office:value-type="string" table:style-name="ce1">
            <text:p>Magic Eye (Reed Switch) CMSG-02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93" table:style-name="ce1">
            <text:p>19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94</text:p>
          </table:table-cell>
          <table:table-cell office:value-type="string" table:style-name="ce1">
            <text:p>Magic Eye (Sick Optex Sensor) Crd-300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94" table:style-name="ce1">
            <text:p>19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95</text:p>
          </table:table-cell>
          <table:table-cell office:value-type="string" table:style-name="ce1">
            <text:p>Maong For Cuter Weights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95" table:style-name="ce1">
            <text:p>1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96</text:p>
          </table:table-cell>
          <table:table-cell office:value-type="string" table:style-name="ce1">
            <text:p>Nitoflon 0.08X13X10 Re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96" table:style-name="ce1">
            <text:p>19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97</text:p>
          </table:table-cell>
          <table:table-cell office:value-type="string" table:style-name="ce1">
            <text:p>Nitoflon 0.13X13X10 Gree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97" table:style-name="ce1">
            <text:p>19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98</text:p>
          </table:table-cell>
          <table:table-cell office:value-type="string" table:style-name="ce1">
            <text:p>Photo Electric Sensor HP7-P11 Light O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98" table:style-name="ce1">
            <text:p>19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199</text:p>
          </table:table-cell>
          <table:table-cell office:value-type="string" table:style-name="ce1">
            <text:p>Photoelectric Sensor <text:s/>Ketai Z3J-DS-50E3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199" table:style-name="ce1">
            <text:p>19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00</text:p>
          </table:table-cell>
          <table:table-cell office:value-type="string" table:style-name="ce1">
            <text:p>Pneumatic Metal Connector, JSC 8-03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00" table:style-name="ce1">
            <text:p>2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01</text:p>
          </table:table-cell>
          <table:table-cell office:value-type="string" table:style-name="ce1">
            <text:p>Potentiometer 4.7K WXD3-13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01" table:style-name="ce1">
            <text:p>20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02</text:p>
          </table:table-cell>
          <table:table-cell office:value-type="string" table:style-name="ce1">
            <text:p>Power Supply 24Volts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02" table:style-name="ce1">
            <text:p>2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03</text:p>
          </table:table-cell>
          <table:table-cell office:value-type="string" table:style-name="ce1">
            <text:p>Power Supply 48 Volts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03" table:style-name="ce1">
            <text:p>2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04</text:p>
          </table:table-cell>
          <table:table-cell office:value-type="string" table:style-name="ce1">
            <text:p>Proximity Sensor Pl*05N Re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04" table:style-name="ce1">
            <text:p>20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05</text:p>
          </table:table-cell>
          <table:table-cell office:value-type="string" table:style-name="ce1">
            <text:p>Proximity Sensork M12-04N Re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05" table:style-name="ce1">
            <text:p>2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06</text:p>
          </table:table-cell>
          <table:table-cell office:value-type="string" table:style-name="ce1">
            <text:p>Proximity Switch KL-05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06" table:style-name="ce1">
            <text:p>2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07</text:p>
          </table:table-cell>
          <table:table-cell office:value-type="string" table:style-name="ce1">
            <text:p>Push Button Green (Normally Open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5" table:style-name="ce5">
            <text:p>5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07" table:style-name="ce1">
            <text:p>20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08</text:p>
          </table:table-cell>
          <table:table-cell office:value-type="string" table:style-name="ce1">
            <text:p>Push Button Red (Normally Close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08" table:style-name="ce1">
            <text:p>2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09</text:p>
          </table:table-cell>
          <table:table-cell office:value-type="string" table:style-name="ce1">
            <text:p>Push Button Yellow (Forward Reverse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09" table:style-name="ce1">
            <text:p>2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10</text:p>
          </table:table-cell>
          <table:table-cell office:value-type="string" table:style-name="ce1">
            <text:p>Robotic Arm -0 3.5 Diameter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4" table:style-name="ce5">
            <text:p>4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10" table:style-name="ce1">
            <text:p>21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11</text:p>
          </table:table-cell>
          <table:table-cell office:value-type="string" table:style-name="ce1">
            <text:p>Rod Silver .60Mx13m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11" table:style-name="ce1">
            <text:p>2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12</text:p>
          </table:table-cell>
          <table:table-cell office:value-type="string" table:style-name="ce1">
            <text:p>Rod Silver 38Cmx13m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12" table:style-name="ce1">
            <text:p>2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13</text:p>
          </table:table-cell>
          <table:table-cell office:value-type="string" table:style-name="ce1">
            <text:p>Rubber For Robotic Ar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13" table:style-name="ce1">
            <text:p>21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14</text:p>
          </table:table-cell>
          <table:table-cell office:value-type="string" table:style-name="ce1">
            <text:p>Rubber Guide -Oil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8" table:style-name="ce5">
            <text:p>1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14" table:style-name="ce1">
            <text:p>2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15</text:p>
          </table:table-cell>
          <table:table-cell office:value-type="string" table:style-name="ce1">
            <text:p>Rubber Roller 50c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15" table:style-name="ce1">
            <text:p>2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16</text:p>
          </table:table-cell>
          <table:table-cell office:value-type="string" table:style-name="ce1">
            <text:p>Sealing Bar 50Cmx7c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16" table:style-name="ce1">
            <text:p>2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17</text:p>
          </table:table-cell>
          <table:table-cell office:value-type="string" table:style-name="ce1">
            <text:p>Sealing Bar 78Cmx7c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17" table:style-name="ce1">
            <text:p>2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18</text:p>
          </table:table-cell>
          <table:table-cell office:value-type="string" table:style-name="ce1">
            <text:p>Sealing Cutter Thin Blade/Perfiration Blade <text:s/>L.39.7, W.3.0,Thickness:3m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4" table:style-name="ce5">
            <text:p>4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18" table:style-name="ce1">
            <text:p>2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19</text:p>
          </table:table-cell>
          <table:table-cell office:value-type="string" table:style-name="ce1">
            <text:p>Sensor CS1Uo2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19" table:style-name="ce1">
            <text:p>2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20</text:p>
          </table:table-cell>
          <table:table-cell office:value-type="string" table:style-name="ce1">
            <text:p>Sensor YK-500 2A 20m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20" table:style-name="ce1">
            <text:p>2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21</text:p>
          </table:table-cell>
          <table:table-cell office:value-type="string" table:style-name="ce1">
            <text:p>Servo Motor MS 1H1-75B30Cb 0.75Kw 220V 3000R/Min 2.39N.M 250Hz 4.8A Motor Code:14101 Sn:011108344N503253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21" table:style-name="ce1">
            <text:p>2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22</text:p>
          </table:table-cell>
          <table:table-cell office:value-type="string" table:style-name="ce1">
            <text:p>Servo Motor SGD7S-200 A00 B20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22" table:style-name="ce1">
            <text:p>2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23</text:p>
          </table:table-cell>
          <table:table-cell office:value-type="string" table:style-name="ce1">
            <text:p>Silicon Rubber</text:p>
          </table:table-cell>
          <table:table-cell office:value-type="string" table:style-name="ce6">
            <text:p>inch</text:p>
          </table:table-cell>
          <table:table-cell office:value-type="float" office:value="1" table:style-name="ce7">
            <text:p>1.00</text:p>
          </table:table-cell>
          <table:table-cell office:value-type="string" table:style-name="ce6">
            <text:p>inch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23" table:style-name="ce1">
            <text:p>2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24</text:p>
          </table:table-cell>
          <table:table-cell office:value-type="string" table:style-name="ce1">
            <text:p>Silicon Rubber /Squeeze Rubber 17in X45Mmx8m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24" table:style-name="ce1">
            <text:p>2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25</text:p>
          </table:table-cell>
          <table:table-cell office:value-type="string" table:style-name="ce1">
            <text:p>Silicon Rubber 17in Rollbag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25" table:style-name="ce1">
            <text:p>2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26</text:p>
          </table:table-cell>
          <table:table-cell office:value-type="string" table:style-name="ce1">
            <text:p>Slide Bearing 30UU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26" table:style-name="ce1">
            <text:p>22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27</text:p>
          </table:table-cell>
          <table:table-cell office:value-type="string" table:style-name="ce1">
            <text:p>Solenoid Valve 4V210-08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27" table:style-name="ce1">
            <text:p>2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28</text:p>
          </table:table-cell>
          <table:table-cell office:value-type="string" table:style-name="ce1">
            <text:p>Solenoid Valve SW-610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28" table:style-name="ce1">
            <text:p>22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29</text:p>
          </table:table-cell>
          <table:table-cell office:value-type="string" table:style-name="ce1">
            <text:p>Solid State Module KSR 25D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29" table:style-name="ce1">
            <text:p>22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30</text:p>
          </table:table-cell>
          <table:table-cell office:value-type="string" table:style-name="ce1">
            <text:p>Solid State Module KSR-40 V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30" table:style-name="ce1">
            <text:p>23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31</text:p>
          </table:table-cell>
          <table:table-cell office:value-type="string" table:style-name="ce1">
            <text:p>Solid State Relay KSR-40 DA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31" table:style-name="ce1">
            <text:p>2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32</text:p>
          </table:table-cell>
          <table:table-cell office:value-type="string" table:style-name="ce1">
            <text:p>Solid State Relay SSR-25D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32" table:style-name="ce1">
            <text:p>2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33</text:p>
          </table:table-cell>
          <table:table-cell office:value-type="string" table:style-name="ce1">
            <text:p>Solid State Relay SSR-4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33" table:style-name="ce1">
            <text:p>2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34</text:p>
          </table:table-cell>
          <table:table-cell office:value-type="string" table:style-name="ce1">
            <text:p>Solid State Relay SSR-40D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34" table:style-name="ce1">
            <text:p>23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35</text:p>
          </table:table-cell>
          <table:table-cell office:value-type="string" table:style-name="ce1">
            <text:p>Solid State Relay SSR-80D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35" table:style-name="ce1">
            <text:p>23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36</text:p>
          </table:table-cell>
          <table:table-cell office:value-type="string" table:style-name="ce1">
            <text:p>Solid State Relay SSVR XMD-R40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36" table:style-name="ce1">
            <text:p>2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37</text:p>
          </table:table-cell>
          <table:table-cell office:value-type="string" table:style-name="ce1">
            <text:p>Spc Fittings 6-0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37" table:style-name="ce1">
            <text:p>23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38</text:p>
          </table:table-cell>
          <table:table-cell office:value-type="string" table:style-name="ce1">
            <text:p>Speed Control Motor 5GU-60-RGU-CF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38" table:style-name="ce1">
            <text:p>23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39</text:p>
          </table:table-cell>
          <table:table-cell office:value-type="string" table:style-name="ce1">
            <text:p>Speed Controller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39" table:style-name="ce1">
            <text:p>2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40</text:p>
          </table:table-cell>
          <table:table-cell office:value-type="string" table:style-name="ce1">
            <text:p>Tamper Guide <text:s/>Circl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4" table:style-name="ce5">
            <text:p>4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40" table:style-name="ce1">
            <text:p>24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41</text:p>
          </table:table-cell>
          <table:table-cell office:value-type="string" table:style-name="ce1">
            <text:p>Tamper Guide Ro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4" table:style-name="ce5">
            <text:p>4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41" table:style-name="ce1">
            <text:p>24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42</text:p>
          </table:table-cell>
          <table:table-cell office:value-type="string" table:style-name="ce1">
            <text:p>Teflon Cloth</text:p>
          </table:table-cell>
          <table:table-cell office:value-type="string" table:style-name="ce8">
            <text:p>roll</text:p>
          </table:table-cell>
          <table:table-cell office:value-type="float" office:value="60" table:style-name="ce9">
            <text:p>60.00</text:p>
          </table:table-cell>
          <table:table-cell office:value-type="string" table:style-name="ce8">
            <text:p>mtr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10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42" table:style-name="ce1">
            <text:p>24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43</text:p>
          </table:table-cell>
          <table:table-cell office:value-type="string" table:style-name="ce1">
            <text:p>Temperature Control 1912-6348 ETC-20-V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43" table:style-name="ce1">
            <text:p>2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44</text:p>
          </table:table-cell>
          <table:table-cell office:value-type="string" table:style-name="ce1">
            <text:p>Temperature Controller 100-240 VAC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44" table:style-name="ce1">
            <text:p>24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45</text:p>
          </table:table-cell>
          <table:table-cell office:value-type="string" table:style-name="ce1">
            <text:p>Temperature Controller ETC-20 SSR 30M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45" table:style-name="ce1">
            <text:p>2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46</text:p>
          </table:table-cell>
          <table:table-cell office:value-type="string" table:style-name="ce1">
            <text:p>Terminal Block 10P 20A 500V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46" table:style-name="ce1">
            <text:p>24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47</text:p>
          </table:table-cell>
          <table:table-cell office:value-type="string" table:style-name="ce1">
            <text:p>Terminal Block 4P 25A 600V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47" table:style-name="ce1">
            <text:p>24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48</text:p>
          </table:table-cell>
          <table:table-cell office:value-type="string" table:style-name="ce1">
            <text:p>Thermocouple 20CMK SS Insulatio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48" table:style-name="ce1">
            <text:p>24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49</text:p>
          </table:table-cell>
          <table:table-cell office:value-type="string" table:style-name="ce1">
            <text:p>Thermocouple 2MK WRN-02 Cloth Insulatio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49" table:style-name="ce1">
            <text:p>24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50</text:p>
          </table:table-cell>
          <table:table-cell office:value-type="string" table:style-name="ce1">
            <text:p>Thermocouple WRN-01 5000mm w/o Cloth Insulatio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50" table:style-name="ce1">
            <text:p>25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51</text:p>
          </table:table-cell>
          <table:table-cell office:value-type="string" table:style-name="ce1">
            <text:p>Thermocouple WRN-M6 4000mm w/o Cloth Insulatio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51" table:style-name="ce1">
            <text:p>25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52</text:p>
          </table:table-cell>
          <table:table-cell office:value-type="string" table:style-name="ce1">
            <text:p>Torque Motor/Speed Control Motor 5RK120Gn-SFM 10 5GU-120-K 120W 0.70A 1550R/m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5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52" table:style-name="ce1">
            <text:p>25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53</text:p>
          </table:table-cell>
          <table:table-cell office:value-type="string" table:style-name="ce1">
            <text:p>Wood With Bearing Lme12UU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53" table:style-name="ce1">
            <text:p>25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54</text:p>
          </table:table-cell>
          <table:table-cell office:value-type="string" table:style-name="ce1">
            <text:p>Bearing 600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54" table:style-name="ce1">
            <text:p>25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55</text:p>
          </table:table-cell>
          <table:table-cell office:value-type="string" table:style-name="ce1">
            <text:p>Coupling 1/2in GI H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55" table:style-name="ce1">
            <text:p>2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56</text:p>
          </table:table-cell>
          <table:table-cell office:value-type="string" table:style-name="ce1">
            <text:p>Elbow 1/2in <text:s/>GI HD Fittings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56" table:style-name="ce1">
            <text:p>2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57</text:p>
          </table:table-cell>
          <table:table-cell office:value-type="string" table:style-name="ce1">
            <text:p>Filament Hallogen Heater Long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57" table:style-name="ce1">
            <text:p>25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58</text:p>
          </table:table-cell>
          <table:table-cell office:value-type="string" table:style-name="ce1">
            <text:p>Filament Hallogen Heater Short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58" table:style-name="ce1">
            <text:p>25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59</text:p>
          </table:table-cell>
          <table:table-cell office:value-type="string" table:style-name="ce1">
            <text:p>FX3Sa-20MR-CM, Programmable Controller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59" table:style-name="ce1">
            <text:p>25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60</text:p>
          </table:table-cell>
          <table:table-cell office:value-type="string" table:style-name="ce1">
            <text:p>Heater 14X515 220V 1400W Cartridg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60" table:style-name="ce1">
            <text:p>2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61</text:p>
          </table:table-cell>
          <table:table-cell office:value-type="string" table:style-name="ce1">
            <text:p>Hex Bolt 6X3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61" table:style-name="ce1">
            <text:p>26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62</text:p>
          </table:table-cell>
          <table:table-cell office:value-type="string" table:style-name="ce1">
            <text:p>Magic Eye, Photo Electric Switch E3JK-DS30M1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62" table:style-name="ce1">
            <text:p>26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63</text:p>
          </table:table-cell>
          <table:table-cell office:value-type="string" table:style-name="ce1">
            <text:p>Oil Seal <text:s/>TC 110X85X1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63" table:style-name="ce1">
            <text:p>26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64</text:p>
          </table:table-cell>
          <table:table-cell office:value-type="string" table:style-name="ce1">
            <text:p>Oil Seal 25X15X8 THO-TT TC/TF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64" table:style-name="ce1">
            <text:p>2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65</text:p>
          </table:table-cell>
          <table:table-cell office:value-type="string" table:style-name="ce1">
            <text:p>Oil Seal Wiper Metal 50X40X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65" table:style-name="ce1">
            <text:p>26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66</text:p>
          </table:table-cell>
          <table:table-cell office:value-type="string" table:style-name="ce1">
            <text:p>Oil Seal Wiper Metal 50X40X7/1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66" table:style-name="ce1">
            <text:p>26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67</text:p>
          </table:table-cell>
          <table:table-cell office:value-type="string" table:style-name="ce1">
            <text:p>Solenoid Valve, <text:s/>VF5120K-5GD1-03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67" table:style-name="ce1">
            <text:p>2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68</text:p>
          </table:table-cell>
          <table:table-cell office:value-type="string" table:style-name="ce1">
            <text:p>Solenoid Valve, 4966K0Q12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68" table:style-name="ce1">
            <text:p>2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69</text:p>
          </table:table-cell>
          <table:table-cell office:value-type="string" table:style-name="ce1">
            <text:p>Push In Fittings, SPL 8-03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69" table:style-name="ce1">
            <text:p>2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70</text:p>
          </table:table-cell>
          <table:table-cell office:value-type="string" table:style-name="ce1">
            <text:p>Bearing 620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70" table:style-name="ce1">
            <text:p>27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71</text:p>
          </table:table-cell>
          <table:table-cell office:value-type="string" table:style-name="ce1">
            <text:p>Bearing 6313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71" table:style-name="ce1">
            <text:p>27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72</text:p>
          </table:table-cell>
          <table:table-cell office:value-type="string" table:style-name="ce1">
            <text:p>Bearing UCFl208-FYH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72" table:style-name="ce1">
            <text:p>27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73</text:p>
          </table:table-cell>
          <table:table-cell office:value-type="string" table:style-name="ce1">
            <text:p>Belt B5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73" table:style-name="ce1">
            <text:p>27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74</text:p>
          </table:table-cell>
          <table:table-cell office:value-type="string" table:style-name="ce1">
            <text:p>Belt B54 (Pix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74" table:style-name="ce1">
            <text:p>27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75</text:p>
          </table:table-cell>
          <table:table-cell office:value-type="string" table:style-name="ce1">
            <text:p>Belt B70 Bando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75" table:style-name="ce1">
            <text:p>2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76</text:p>
          </table:table-cell>
          <table:table-cell office:value-type="string" table:style-name="ce1">
            <text:p>Belt B71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76" table:style-name="ce1">
            <text:p>2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77</text:p>
          </table:table-cell>
          <table:table-cell office:value-type="string" table:style-name="ce1">
            <text:p>Belt B73 Bando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77" table:style-name="ce1">
            <text:p>27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78</text:p>
          </table:table-cell>
          <table:table-cell office:value-type="string" table:style-name="ce1">
            <text:p>Belt C71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78" table:style-name="ce1">
            <text:p>27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79</text:p>
          </table:table-cell>
          <table:table-cell office:value-type="string" table:style-name="ce1">
            <text:p>Belt C85 Bando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79" table:style-name="ce1">
            <text:p>27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80</text:p>
          </table:table-cell>
          <table:table-cell office:value-type="string" table:style-name="ce1">
            <text:p>Belt C97 Bando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80" table:style-name="ce1">
            <text:p>28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81</text:p>
          </table:table-cell>
          <table:table-cell office:value-type="string" table:style-name="ce1">
            <text:p>Belt, 1372 LI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81" table:style-name="ce1">
            <text:p>28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82</text:p>
          </table:table-cell>
          <table:table-cell office:value-type="string" table:style-name="ce1">
            <text:p>Elbow GI 1in HD Fittings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82" table:style-name="ce1">
            <text:p>28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83</text:p>
          </table:table-cell>
          <table:table-cell office:value-type="string" table:style-name="ce1">
            <text:p>Gate Valve 1-1/2in Brass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83" table:style-name="ce1">
            <text:p>28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84</text:p>
          </table:table-cell>
          <table:table-cell office:value-type="string" table:style-name="ce1">
            <text:p>Heater Ø134X120, 220V 1200W Mica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84" table:style-name="ce1">
            <text:p>28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85</text:p>
          </table:table-cell>
          <table:table-cell office:value-type="string" table:style-name="ce1">
            <text:p>Heater Ø134X90, 220V 990W Mic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85" table:style-name="ce1">
            <text:p>28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86</text:p>
          </table:table-cell>
          <table:table-cell office:value-type="string" table:style-name="ce1">
            <text:p>Heater Ø135X100, 220V 1500W Ceramic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86" table:style-name="ce1">
            <text:p>28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87</text:p>
          </table:table-cell>
          <table:table-cell office:value-type="string" table:style-name="ce1">
            <text:p>Heater Ø135X100, 220V 1500W Mic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87" table:style-name="ce1">
            <text:p>28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88</text:p>
          </table:table-cell>
          <table:table-cell office:value-type="string" table:style-name="ce1">
            <text:p>Heater Ø135X135, 220V 1500W Ceramic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88" table:style-name="ce1">
            <text:p>28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89</text:p>
          </table:table-cell>
          <table:table-cell office:value-type="string" table:style-name="ce1">
            <text:p>Heater Ø135X135, 220V 1500W Mic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89" table:style-name="ce1">
            <text:p>28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90</text:p>
          </table:table-cell>
          <table:table-cell office:value-type="string" table:style-name="ce1">
            <text:p>Heater Ø135X80, 220V 1500W Ceramic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90" table:style-name="ce1">
            <text:p>29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91</text:p>
          </table:table-cell>
          <table:table-cell office:value-type="string" table:style-name="ce1">
            <text:p>Heater Ø135X80, 220V 1500W Mic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91" table:style-name="ce1">
            <text:p>29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92</text:p>
          </table:table-cell>
          <table:table-cell office:value-type="string" table:style-name="ce1">
            <text:p>Heater Ø14X515 220V 1400W Cartridg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92" table:style-name="ce1">
            <text:p>2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93</text:p>
          </table:table-cell>
          <table:table-cell office:value-type="string" table:style-name="ce1">
            <text:p>Heater Ø17.5X100 220V 350W Cartridg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93" table:style-name="ce1">
            <text:p>29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94</text:p>
          </table:table-cell>
          <table:table-cell office:value-type="string" table:style-name="ce1">
            <text:p>Heater Ø17.5X140 220V 400W <text:s/>Cartridg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94" table:style-name="ce1">
            <text:p>29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95</text:p>
          </table:table-cell>
          <table:table-cell office:value-type="string" table:style-name="ce1">
            <text:p>Heater Ø17.5X150 220V 500W Cartridg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95" table:style-name="ce1">
            <text:p>2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96</text:p>
          </table:table-cell>
          <table:table-cell office:value-type="string" table:style-name="ce1">
            <text:p>Heater Ø17.5X150 220V 600W Cartridg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96" table:style-name="ce1">
            <text:p>29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97</text:p>
          </table:table-cell>
          <table:table-cell office:value-type="string" table:style-name="ce1">
            <text:p>Heater Ø17.5X180 220V 500W Cartridg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97" table:style-name="ce1">
            <text:p>29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98</text:p>
          </table:table-cell>
          <table:table-cell office:value-type="string" table:style-name="ce1">
            <text:p>Heater Ø17.5X80 220V 300W Cartridg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98" table:style-name="ce1">
            <text:p>29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299</text:p>
          </table:table-cell>
          <table:table-cell office:value-type="string" table:style-name="ce1">
            <text:p>Heater Ø180X120 220V 1800W Mic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299" table:style-name="ce1">
            <text:p>29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00</text:p>
          </table:table-cell>
          <table:table-cell office:value-type="string" table:style-name="ce1">
            <text:p>Heater Ø260X38, 220V 300W Mica (Rec/Flat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00" table:style-name="ce1">
            <text:p>3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01</text:p>
          </table:table-cell>
          <table:table-cell office:value-type="string" table:style-name="ce1">
            <text:p>Heater Ø340X110 220V 1300W Mica (Rec/Flat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01" table:style-name="ce1">
            <text:p>30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02</text:p>
          </table:table-cell>
          <table:table-cell office:value-type="string" table:style-name="ce1">
            <text:p>Heater Ø340X290, 220V/2100W Mica Squar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02" table:style-name="ce1">
            <text:p>3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03</text:p>
          </table:table-cell>
          <table:table-cell office:value-type="string" table:style-name="ce1">
            <text:p>Heater Ø470X25, 220V 700W Ceramic Rectangular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03" table:style-name="ce1">
            <text:p>3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04</text:p>
          </table:table-cell>
          <table:table-cell office:value-type="string" table:style-name="ce1">
            <text:p>Heater Ø490X135 2600W Ceramic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04" table:style-name="ce1">
            <text:p>30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05</text:p>
          </table:table-cell>
          <table:table-cell office:value-type="string" table:style-name="ce1">
            <text:p>Heater Ø495X130, 220V 2600W Ceramic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05" table:style-name="ce1">
            <text:p>3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06</text:p>
          </table:table-cell>
          <table:table-cell office:value-type="string" table:style-name="ce1">
            <text:p>Heater Ø557X120, 220V 2600W Ceramic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06" table:style-name="ce1">
            <text:p>3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07</text:p>
          </table:table-cell>
          <table:table-cell office:value-type="string" table:style-name="ce1">
            <text:p>Heater Ø82X110, 220V 1000W Mic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07" table:style-name="ce1">
            <text:p>30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08</text:p>
          </table:table-cell>
          <table:table-cell office:value-type="string" table:style-name="ce1">
            <text:p>Hydraulic Hose 1/2X350c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08" table:style-name="ce1">
            <text:p>3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09</text:p>
          </table:table-cell>
          <table:table-cell office:value-type="string" table:style-name="ce1">
            <text:p>Inverter, AC900-Key-1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" table:style-name="ce5">
            <text:p>1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09" table:style-name="ce1">
            <text:p>3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10</text:p>
          </table:table-cell>
          <table:table-cell office:value-type="string" table:style-name="ce1">
            <text:p>Inverter, GD200A-030G/037P-4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" table:style-name="ce5">
            <text:p>1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10" table:style-name="ce1">
            <text:p>31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11</text:p>
          </table:table-cell>
          <table:table-cell office:value-type="string" table:style-name="ce1">
            <text:p>Magnet Hopper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11" table:style-name="ce1">
            <text:p>3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12</text:p>
          </table:table-cell>
          <table:table-cell office:value-type="string" table:style-name="ce1">
            <text:p>Miniature Breaker 63A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12" table:style-name="ce1">
            <text:p>3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13</text:p>
          </table:table-cell>
          <table:table-cell office:value-type="string" table:style-name="ce1">
            <text:p>Oil Seal 105X130X1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13" table:style-name="ce1">
            <text:p>31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14</text:p>
          </table:table-cell>
          <table:table-cell office:value-type="string" table:style-name="ce1">
            <text:p>Oil Seal 85X110X1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14" table:style-name="ce1">
            <text:p>3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15</text:p>
          </table:table-cell>
          <table:table-cell office:value-type="string" table:style-name="ce1">
            <text:p>PVC Blue Elbow 63m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15" table:style-name="ce1">
            <text:p>3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16</text:p>
          </table:table-cell>
          <table:table-cell office:value-type="string" table:style-name="ce1">
            <text:p>PVC Coupling Connector 1-1/4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16" table:style-name="ce1">
            <text:p>3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17</text:p>
          </table:table-cell>
          <table:table-cell office:value-type="string" table:style-name="ce1">
            <text:p>PVC Female Adapter 32m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17" table:style-name="ce1">
            <text:p>3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18</text:p>
          </table:table-cell>
          <table:table-cell office:value-type="string" table:style-name="ce1">
            <text:p>Screw &amp; Barrel, 82X98cm Dia (Pel 1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" table:style-name="ce5">
            <text:p>1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18" table:style-name="ce1">
            <text:p>3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19</text:p>
          </table:table-cell>
          <table:table-cell office:value-type="string" table:style-name="ce1">
            <text:p>Screw &amp; Barrel, 95mm X 2072mm (Pel 2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" table:style-name="ce5">
            <text:p>1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19" table:style-name="ce1">
            <text:p>3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20</text:p>
          </table:table-cell>
          <table:table-cell office:value-type="string" table:style-name="ce1">
            <text:p>Silicon Sealant <text:s/>Joinsil 60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20" table:style-name="ce1">
            <text:p>3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21</text:p>
          </table:table-cell>
          <table:table-cell office:value-type="string" table:style-name="ce1">
            <text:p>Straight Elbow 1in Gi Hd Fittings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21" table:style-name="ce1">
            <text:p>3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22</text:p>
          </table:table-cell>
          <table:table-cell office:value-type="string" table:style-name="ce1">
            <text:p>Tee 1/2in Gi Hd Fittings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22" table:style-name="ce1">
            <text:p>3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23</text:p>
          </table:table-cell>
          <table:table-cell office:value-type="string" table:style-name="ce1">
            <text:p>Temperature Meter Relay+(Almx1), TCE3-H Rit-2-6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23" table:style-name="ce1">
            <text:p>3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24</text:p>
          </table:table-cell>
          <table:table-cell office:value-type="string" table:style-name="ce1">
            <text:p>Water Pump RS 88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24" table:style-name="ce1">
            <text:p>3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25</text:p>
          </table:table-cell>
          <table:table-cell office:value-type="string" table:style-name="ce1">
            <text:p>Air Blower 1.5kw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5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25" table:style-name="ce1">
            <text:p>3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26</text:p>
          </table:table-cell>
          <table:table-cell office:value-type="string" table:style-name="ce1">
            <text:p>Air Blower 2.2kw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5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26" table:style-name="ce1">
            <text:p>32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27</text:p>
          </table:table-cell>
          <table:table-cell office:value-type="string" table:style-name="ce1">
            <text:p>Allen <text:s/>Bolt 12X4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27" table:style-name="ce1">
            <text:p>3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28</text:p>
          </table:table-cell>
          <table:table-cell office:value-type="string" table:style-name="ce1">
            <text:p>Allen <text:s/>Bolt 16X5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28" table:style-name="ce1">
            <text:p>32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29</text:p>
          </table:table-cell>
          <table:table-cell office:value-type="string" table:style-name="ce1">
            <text:p>Allen <text:s/>Bolt 20X6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29" table:style-name="ce1">
            <text:p>32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30</text:p>
          </table:table-cell>
          <table:table-cell office:value-type="string" table:style-name="ce1">
            <text:p>Allen Bolt 16X5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30" table:style-name="ce1">
            <text:p>33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31</text:p>
          </table:table-cell>
          <table:table-cell office:value-type="string" table:style-name="ce1">
            <text:p>Allen Bolt 16X9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31" table:style-name="ce1">
            <text:p>3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32</text:p>
          </table:table-cell>
          <table:table-cell office:value-type="string" table:style-name="ce1">
            <text:p>Bearing 6006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32" table:style-name="ce1">
            <text:p>3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33</text:p>
          </table:table-cell>
          <table:table-cell office:value-type="string" table:style-name="ce1">
            <text:p>Bearing 601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33" table:style-name="ce1">
            <text:p>3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34</text:p>
          </table:table-cell>
          <table:table-cell office:value-type="string" table:style-name="ce1">
            <text:p>Bearing 620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34" table:style-name="ce1">
            <text:p>33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35</text:p>
          </table:table-cell>
          <table:table-cell office:value-type="string" table:style-name="ce1">
            <text:p>Bearing 6206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35" table:style-name="ce1">
            <text:p>33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36</text:p>
          </table:table-cell>
          <table:table-cell office:value-type="string" table:style-name="ce1">
            <text:p>Bearing 6207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36" table:style-name="ce1">
            <text:p>3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37</text:p>
          </table:table-cell>
          <table:table-cell office:value-type="string" table:style-name="ce1">
            <text:p>Bearing 6301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37" table:style-name="ce1">
            <text:p>33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38</text:p>
          </table:table-cell>
          <table:table-cell office:value-type="string" table:style-name="ce1">
            <text:p>Bearing UCF207-FYH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38" table:style-name="ce1">
            <text:p>33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39</text:p>
          </table:table-cell>
          <table:table-cell office:value-type="string" table:style-name="ce1">
            <text:p>Belt B90 Bando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39" table:style-name="ce1">
            <text:p>3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40</text:p>
          </table:table-cell>
          <table:table-cell office:value-type="string" table:style-name="ce1">
            <text:p>Belt B94 Bando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40" table:style-name="ce1">
            <text:p>34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41</text:p>
          </table:table-cell>
          <table:table-cell office:value-type="string" table:style-name="ce1">
            <text:p>Belt B95 Bando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41" table:style-name="ce1">
            <text:p>34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42</text:p>
          </table:table-cell>
          <table:table-cell office:value-type="string" table:style-name="ce1">
            <text:p>Blower Motor MDYA-380 <text:s/>220V/380V 50hz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42" table:style-name="ce1">
            <text:p>34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43</text:p>
          </table:table-cell>
          <table:table-cell office:value-type="string" table:style-name="ce1">
            <text:p>Blowing Machine Automatic Ventilation Controller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43" table:style-name="ce1">
            <text:p>3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44</text:p>
          </table:table-cell>
          <table:table-cell office:value-type="string" table:style-name="ce1">
            <text:p>Extruder Die Head 30.5cmx15cmx33c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" table:style-name="ce5">
            <text:p>1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44" table:style-name="ce1">
            <text:p>34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45</text:p>
          </table:table-cell>
          <table:table-cell office:value-type="string" table:style-name="ce1">
            <text:p>Fan Motor Blower .25kw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5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45" table:style-name="ce1">
            <text:p>3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46</text:p>
          </table:table-cell>
          <table:table-cell office:value-type="string" table:style-name="ce1">
            <text:p>Heater 100X120 220V 350W Mica Rec/Flat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46" table:style-name="ce1">
            <text:p>34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47</text:p>
          </table:table-cell>
          <table:table-cell office:value-type="string" table:style-name="ce1">
            <text:p>Heater 120X100 220V 2500W Mica Rec/Flat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47" table:style-name="ce1">
            <text:p>34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48</text:p>
          </table:table-cell>
          <table:table-cell office:value-type="string" table:style-name="ce1">
            <text:p>Heater 150X125 220V 1400W Mica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48" table:style-name="ce1">
            <text:p>34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49</text:p>
          </table:table-cell>
          <table:table-cell office:value-type="string" table:style-name="ce1">
            <text:p>Heater 150X150 220V 1700W Mica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49" table:style-name="ce1">
            <text:p>34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50</text:p>
          </table:table-cell>
          <table:table-cell office:value-type="string" table:style-name="ce1">
            <text:p>Heater 150X76 220V 1000W Mica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50" table:style-name="ce1">
            <text:p>35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51</text:p>
          </table:table-cell>
          <table:table-cell office:value-type="string" table:style-name="ce1">
            <text:p>Heater 150X85 220V 1200W Mica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51" table:style-name="ce1">
            <text:p>35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52</text:p>
          </table:table-cell>
          <table:table-cell office:value-type="string" table:style-name="ce1">
            <text:p>Heater 180X120 220V 1800W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52" table:style-name="ce1">
            <text:p>35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53</text:p>
          </table:table-cell>
          <table:table-cell office:value-type="string" table:style-name="ce1">
            <text:p>Heater 180X130 220V 1400W Mica Curve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53" table:style-name="ce1">
            <text:p>35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54</text:p>
          </table:table-cell>
          <table:table-cell office:value-type="string" table:style-name="ce1">
            <text:p>Heater 200X90 220V 1600W Mica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54" table:style-name="ce1">
            <text:p>35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55</text:p>
          </table:table-cell>
          <table:table-cell office:value-type="string" table:style-name="ce1">
            <text:p>Heater 200X90 220V 1700W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55" table:style-name="ce1">
            <text:p>3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56</text:p>
          </table:table-cell>
          <table:table-cell office:value-type="string" table:style-name="ce1">
            <text:p>Heater 220X150 Ac220V Mica Curve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56" table:style-name="ce1">
            <text:p>3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57</text:p>
          </table:table-cell>
          <table:table-cell office:value-type="string" table:style-name="ce1">
            <text:p>Heater 225X90 220V 1800W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57" table:style-name="ce1">
            <text:p>35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58</text:p>
          </table:table-cell>
          <table:table-cell office:value-type="string" table:style-name="ce1">
            <text:p>Heater 225X90 220V 1900W Mica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58" table:style-name="ce1">
            <text:p>35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59</text:p>
          </table:table-cell>
          <table:table-cell office:value-type="string" table:style-name="ce1">
            <text:p>Heater 280X80 220V 2000W Ceramic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59" table:style-name="ce1">
            <text:p>35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60</text:p>
          </table:table-cell>
          <table:table-cell office:value-type="string" table:style-name="ce1">
            <text:p>Heater 60X80 AC220V <text:s/>Mica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60" table:style-name="ce1">
            <text:p>3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61</text:p>
          </table:table-cell>
          <table:table-cell office:value-type="string" table:style-name="ce1">
            <text:p>Heater 60X90 AC220V <text:s/>Mica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61" table:style-name="ce1">
            <text:p>36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62</text:p>
          </table:table-cell>
          <table:table-cell office:value-type="string" table:style-name="ce1">
            <text:p>Heater 225X90 220V 1900W Mica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62" table:style-name="ce1">
            <text:p>36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63</text:p>
          </table:table-cell>
          <table:table-cell office:value-type="string" table:style-name="ce1">
            <text:p>Heater 95X100 AC220V Mica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63" table:style-name="ce1">
            <text:p>36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64</text:p>
          </table:table-cell>
          <table:table-cell office:value-type="string" table:style-name="ce1">
            <text:p>Heater 95X150 AC220V Mica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64" table:style-name="ce1">
            <text:p>3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65</text:p>
          </table:table-cell>
          <table:table-cell office:value-type="string" table:style-name="ce1">
            <text:p>Inverter EN600-2T0015 Source 3PH 220V 50/60hz Output 1.5kw 7A SN:6527AYOB17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" table:style-name="ce5">
            <text:p>1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65" table:style-name="ce1">
            <text:p>36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66</text:p>
          </table:table-cell>
          <table:table-cell office:value-type="string" table:style-name="ce1">
            <text:p>Inverter, 200A-018G 022P-4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" table:style-name="ce5">
            <text:p>1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66" table:style-name="ce1">
            <text:p>36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67</text:p>
          </table:table-cell>
          <table:table-cell office:value-type="string" table:style-name="ce1">
            <text:p>Inverter, GD200A-022G 030P-4 Po: 22kw 30kw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" table:style-name="ce5">
            <text:p>1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67" table:style-name="ce1">
            <text:p>3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68</text:p>
          </table:table-cell>
          <table:table-cell office:value-type="string" table:style-name="ce1">
            <text:p>Magnet Hopper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68" table:style-name="ce1">
            <text:p>3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69</text:p>
          </table:table-cell>
          <table:table-cell office:value-type="string" table:style-name="ce1">
            <text:p>Magnetic Contactor CJX2-181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69" table:style-name="ce1">
            <text:p>3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70</text:p>
          </table:table-cell>
          <table:table-cell office:value-type="string" table:style-name="ce1">
            <text:p>Magnetic Contactor CJX2-181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70" table:style-name="ce1">
            <text:p>37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71</text:p>
          </table:table-cell>
          <table:table-cell office:value-type="string" table:style-name="ce1">
            <text:p>Magnetic Contactor SP21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71" table:style-name="ce1">
            <text:p>37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72</text:p>
          </table:table-cell>
          <table:table-cell office:value-type="string" table:style-name="ce1">
            <text:p>Magnetic Contactor SP21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72" table:style-name="ce1">
            <text:p>37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73</text:p>
          </table:table-cell>
          <table:table-cell office:value-type="string" table:style-name="ce1">
            <text:p>Magnetic Contactor SP40T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73" table:style-name="ce1">
            <text:p>37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74</text:p>
          </table:table-cell>
          <table:table-cell office:value-type="string" table:style-name="ce1">
            <text:p>Magnetic Contactor S-P80T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74" table:style-name="ce1">
            <text:p>37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75</text:p>
          </table:table-cell>
          <table:table-cell office:value-type="string" table:style-name="ce1">
            <text:p>Magnetic Contactor S-P80T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75" table:style-name="ce1">
            <text:p>3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76</text:p>
          </table:table-cell>
          <table:table-cell office:value-type="string" table:style-name="ce1">
            <text:p>Magnetic Contractor 40Amps SP40T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76" table:style-name="ce1">
            <text:p>3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77</text:p>
          </table:table-cell>
          <table:table-cell office:value-type="string" table:style-name="ce1">
            <text:p>Main Motor 11kw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5">
            <text:p>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77" table:style-name="ce1">
            <text:p>37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78</text:p>
          </table:table-cell>
          <table:table-cell office:value-type="string" table:style-name="ce1">
            <text:p>Main Motor 15kw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5">
            <text:p>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78" table:style-name="ce1">
            <text:p>37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79</text:p>
          </table:table-cell>
          <table:table-cell office:value-type="string" table:style-name="ce1">
            <text:p>Panel Meter AL 48-30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79" table:style-name="ce1">
            <text:p>37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80</text:p>
          </table:table-cell>
          <table:table-cell office:value-type="string" table:style-name="ce1">
            <text:p>Panel Meter SD-50/10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80" table:style-name="ce1">
            <text:p>38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81</text:p>
          </table:table-cell>
          <table:table-cell office:value-type="string" table:style-name="ce1">
            <text:p>Panel Meter SD-50/15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81" table:style-name="ce1">
            <text:p>38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82</text:p>
          </table:table-cell>
          <table:table-cell office:value-type="string" table:style-name="ce1">
            <text:p>Panel Meter SD-50/20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82" table:style-name="ce1">
            <text:p>38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83</text:p>
          </table:table-cell>
          <table:table-cell office:value-type="string" table:style-name="ce1">
            <text:p>Panel Meter SD-50/30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83" table:style-name="ce1">
            <text:p>38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84</text:p>
          </table:table-cell>
          <table:table-cell office:value-type="string" table:style-name="ce1">
            <text:p>Panel Meter SD-50/5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84" table:style-name="ce1">
            <text:p>38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85</text:p>
          </table:table-cell>
          <table:table-cell office:value-type="string" table:style-name="ce1">
            <text:p>Potentiometer (118 470K-2W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85" table:style-name="ce1">
            <text:p>38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86</text:p>
          </table:table-cell>
          <table:table-cell office:value-type="string" table:style-name="ce1">
            <text:p>Proximeter Wth 118 470K-2W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86" table:style-name="ce1">
            <text:p>38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87</text:p>
          </table:table-cell>
          <table:table-cell office:value-type="string" table:style-name="ce1">
            <text:p>Roller Chain RC 60-2R 10 Feet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87" table:style-name="ce1">
            <text:p>38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88</text:p>
          </table:table-cell>
          <table:table-cell office:value-type="string" table:style-name="ce1">
            <text:p>Silicon Roller 37C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88" table:style-name="ce1">
            <text:p>38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89</text:p>
          </table:table-cell>
          <table:table-cell office:value-type="string" table:style-name="ce1">
            <text:p>Solid State Module KSR 25D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89" table:style-name="ce1">
            <text:p>38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90</text:p>
          </table:table-cell>
          <table:table-cell office:value-type="string" table:style-name="ce1">
            <text:p>Solid State SSR-10D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90" table:style-name="ce1">
            <text:p>39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91</text:p>
          </table:table-cell>
          <table:table-cell office:value-type="string" table:style-name="ce1">
            <text:p>Push In Fittings, SPC 10-01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91" table:style-name="ce1">
            <text:p>39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92</text:p>
          </table:table-cell>
          <table:table-cell office:value-type="string" table:style-name="ce1">
            <text:p>Take Up Motor 2.2 kw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5">
            <text:p>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92" table:style-name="ce1">
            <text:p>3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93</text:p>
          </table:table-cell>
          <table:table-cell office:value-type="string" table:style-name="ce1">
            <text:p>Temperature Controller NGG 5411-1(1615) / NGG-500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93" table:style-name="ce1">
            <text:p>39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94</text:p>
          </table:table-cell>
          <table:table-cell office:value-type="string" table:style-name="ce1">
            <text:p>Temperature Controller XMTE-34109(N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94" table:style-name="ce1">
            <text:p>39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95</text:p>
          </table:table-cell>
          <table:table-cell office:value-type="string" table:style-name="ce1">
            <text:p>Temporary Controller PN-821K-R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95" table:style-name="ce1">
            <text:p>3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96</text:p>
          </table:table-cell>
          <table:table-cell office:value-type="string" table:style-name="ce1">
            <text:p>Thermal Hose 2in Black (Blower Black Hose) 50mm/4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96" table:style-name="ce1">
            <text:p>39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97</text:p>
          </table:table-cell>
          <table:table-cell office:value-type="string" table:style-name="ce1">
            <text:p>Thermocouple WRNT-01 (4000Mm) W/ Cloth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97" table:style-name="ce1">
            <text:p>39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98</text:p>
          </table:table-cell>
          <table:table-cell office:value-type="string" table:style-name="ce1">
            <text:p>Thermocouple-WRNT-01 3000Mm W/ Cloth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98" table:style-name="ce1">
            <text:p>39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399</text:p>
          </table:table-cell>
          <table:table-cell office:value-type="string" table:style-name="ce1">
            <text:p>Thermocouple-WRNT-01 3000Mm W/ Out Cloth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399" table:style-name="ce1">
            <text:p>39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00</text:p>
          </table:table-cell>
          <table:table-cell office:value-type="string" table:style-name="ce1">
            <text:p>Thermocouple-WRNT-01 4000Mm W/O Cloth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00" table:style-name="ce1">
            <text:p>4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01</text:p>
          </table:table-cell>
          <table:table-cell office:value-type="string" table:style-name="ce1">
            <text:p>Thermocouple-WRNT-01 5000Mm W/O Cloth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01" table:style-name="ce1">
            <text:p>40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02</text:p>
          </table:table-cell>
          <table:table-cell office:value-type="string" table:style-name="ce1">
            <text:p>Thermocouple-WRNT-01 500Mm W/O Cloth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02" table:style-name="ce1">
            <text:p>4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03</text:p>
          </table:table-cell>
          <table:table-cell office:value-type="string" table:style-name="ce1">
            <text:p>Torque Motor Controller/Volt Panel Meter (YTC-8A 220V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03" table:style-name="ce1">
            <text:p>4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04</text:p>
          </table:table-cell>
          <table:table-cell office:value-type="string" table:style-name="ce1">
            <text:p>Winder Motor Y2LJ90-6 1.4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04" table:style-name="ce1">
            <text:p>40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05</text:p>
          </table:table-cell>
          <table:table-cell office:value-type="string" table:style-name="ce1">
            <text:p>Bearing 51104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05" table:style-name="ce1">
            <text:p>4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06</text:p>
          </table:table-cell>
          <table:table-cell office:value-type="string" table:style-name="ce1">
            <text:p>Bearing 5110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06" table:style-name="ce1">
            <text:p>4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07</text:p>
          </table:table-cell>
          <table:table-cell office:value-type="string" table:style-name="ce1">
            <text:p>Bearing 680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07" table:style-name="ce1">
            <text:p>40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08</text:p>
          </table:table-cell>
          <table:table-cell office:value-type="string" table:style-name="ce1">
            <text:p>Belt C103 Bando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08" table:style-name="ce1">
            <text:p>4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09</text:p>
          </table:table-cell>
          <table:table-cell office:value-type="string" table:style-name="ce1">
            <text:p>Belt C78 Bando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09" table:style-name="ce1">
            <text:p>4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10</text:p>
          </table:table-cell>
          <table:table-cell office:value-type="string" table:style-name="ce1">
            <text:p>Belt C95 Bando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10" table:style-name="ce1">
            <text:p>41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11</text:p>
          </table:table-cell>
          <table:table-cell office:value-type="string" table:style-name="ce1">
            <text:p>Cylinder Sc32X25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11" table:style-name="ce1">
            <text:p>4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12</text:p>
          </table:table-cell>
          <table:table-cell office:value-type="string" table:style-name="ce1">
            <text:p>Directional Valve DSG-01-3C2-D24-N1-51T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12" table:style-name="ce1">
            <text:p>4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13</text:p>
          </table:table-cell>
          <table:table-cell office:value-type="string" table:style-name="ce1">
            <text:p>Directional Valve DSG-03-3C2-B24-N1-51T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13" table:style-name="ce1">
            <text:p>41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14</text:p>
          </table:table-cell>
          <table:table-cell office:value-type="string" table:style-name="ce1">
            <text:p>Heater 200X120 220V Mica Squar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14" table:style-name="ce1">
            <text:p>4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15</text:p>
          </table:table-cell>
          <table:table-cell office:value-type="string" table:style-name="ce1">
            <text:p>Heater 115X50 220V 450W Mica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15" table:style-name="ce1">
            <text:p>4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16</text:p>
          </table:table-cell>
          <table:table-cell office:value-type="string" table:style-name="ce1">
            <text:p>Heater 210X60 220V 1000W Ceramic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16" table:style-name="ce1">
            <text:p>4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17</text:p>
          </table:table-cell>
          <table:table-cell office:value-type="string" table:style-name="ce1">
            <text:p>Heater 26X318 220V 200W Ceramic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17" table:style-name="ce1">
            <text:p>4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18</text:p>
          </table:table-cell>
          <table:table-cell office:value-type="string" table:style-name="ce1">
            <text:p>Heater 56X40 220V 180W <text:s/>Mica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18" table:style-name="ce1">
            <text:p>4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19</text:p>
          </table:table-cell>
          <table:table-cell office:value-type="string" table:style-name="ce1">
            <text:p>Heater 600X30 220V Mica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19" table:style-name="ce1">
            <text:p>4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20</text:p>
          </table:table-cell>
          <table:table-cell office:value-type="string" table:style-name="ce1">
            <text:p>Heater 96X102 220V 900W Mica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20" table:style-name="ce1">
            <text:p>4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21</text:p>
          </table:table-cell>
          <table:table-cell office:value-type="string" table:style-name="ce1">
            <text:p>Heater 98X100 220V 800W Mica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21" table:style-name="ce1">
            <text:p>4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22</text:p>
          </table:table-cell>
          <table:table-cell office:value-type="string" table:style-name="ce1">
            <text:p>Heater Cutter Blad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22" table:style-name="ce1">
            <text:p>4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23</text:p>
          </table:table-cell>
          <table:table-cell office:value-type="string" table:style-name="ce1">
            <text:p>Hydraulic Cylinder Deli, H0B40*42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23" table:style-name="ce1">
            <text:p>4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24</text:p>
          </table:table-cell>
          <table:table-cell office:value-type="string" table:style-name="ce1">
            <text:p>Hydraulic Hose 1/2inX220c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24" table:style-name="ce1">
            <text:p>4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25</text:p>
          </table:table-cell>
          <table:table-cell office:value-type="string" table:style-name="ce1">
            <text:p>Hydraulic Hose 3/4X190cm 21.5mpa 90-ST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25" table:style-name="ce1">
            <text:p>4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26</text:p>
          </table:table-cell>
          <table:table-cell office:value-type="string" table:style-name="ce1">
            <text:p>Hydraulic Hose 3/4X190cm 21.5mpa ST-ST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26" table:style-name="ce1">
            <text:p>42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27</text:p>
          </table:table-cell>
          <table:table-cell office:value-type="string" table:style-name="ce1">
            <text:p>Monoseal 40X30X6 PU Hallite U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27" table:style-name="ce1">
            <text:p>4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28</text:p>
          </table:table-cell>
          <table:table-cell office:value-type="string" table:style-name="ce1">
            <text:p>Peanut Butter Jar Blad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28" table:style-name="ce1">
            <text:p>42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29</text:p>
          </table:table-cell>
          <table:table-cell office:value-type="string" table:style-name="ce1">
            <text:p>Solenoid Valve VF5120-5GD1 SMC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29" table:style-name="ce1">
            <text:p>42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30</text:p>
          </table:table-cell>
          <table:table-cell office:value-type="string" table:style-name="ce1">
            <text:p>Solenoid Valve VF5120K-5GDI-03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30" table:style-name="ce1">
            <text:p>43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31</text:p>
          </table:table-cell>
          <table:table-cell office:value-type="string" table:style-name="ce1">
            <text:p>Trimmer Holder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31" table:style-name="ce1">
            <text:p>4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32</text:p>
          </table:table-cell>
          <table:table-cell office:value-type="string" table:style-name="ce1">
            <text:p>10oz Knock Out Mol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32" table:style-name="ce1">
            <text:p>4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33</text:p>
          </table:table-cell>
          <table:table-cell office:value-type="string" table:style-name="ce1">
            <text:p>10oz w/o Logo Knock Out Mol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33" table:style-name="ce1">
            <text:p>4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34</text:p>
          </table:table-cell>
          <table:table-cell office:value-type="string" table:style-name="ce1">
            <text:p>12oz Knock Out <text:s/>Mol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34" table:style-name="ce1">
            <text:p>43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35</text:p>
          </table:table-cell>
          <table:table-cell office:value-type="string" table:style-name="ce1">
            <text:p>12oz w/o Logo Knock Out <text:s/>Mol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35" table:style-name="ce1">
            <text:p>43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36</text:p>
          </table:table-cell>
          <table:table-cell office:value-type="string" table:style-name="ce1">
            <text:p>16oz Knock Out Mol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36" table:style-name="ce1">
            <text:p>4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37</text:p>
          </table:table-cell>
          <table:table-cell office:value-type="string" table:style-name="ce1">
            <text:p>3oz Knock Out Mol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37" table:style-name="ce1">
            <text:p>43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38</text:p>
          </table:table-cell>
          <table:table-cell office:value-type="string" table:style-name="ce1">
            <text:p>5oz Knock Out Mol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38" table:style-name="ce1">
            <text:p>43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39</text:p>
          </table:table-cell>
          <table:table-cell office:value-type="string" table:style-name="ce1">
            <text:p>6oz Knock Out Mol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39" table:style-name="ce1">
            <text:p>4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40</text:p>
          </table:table-cell>
          <table:table-cell office:value-type="string" table:style-name="ce1">
            <text:p>7oz Knock Out Mol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40" table:style-name="ce1">
            <text:p>44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41</text:p>
          </table:table-cell>
          <table:table-cell office:value-type="string" table:style-name="ce1">
            <text:p>8oz Knock Out Mol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41" table:style-name="ce1">
            <text:p>44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42</text:p>
          </table:table-cell>
          <table:table-cell office:value-type="string" table:style-name="ce1">
            <text:p>8oz w/o Logo Knock Out Mol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42" table:style-name="ce1">
            <text:p>44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43</text:p>
          </table:table-cell>
          <table:table-cell office:value-type="string" table:style-name="ce1">
            <text:p>Bearing 6317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43" table:style-name="ce1">
            <text:p>4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44</text:p>
          </table:table-cell>
          <table:table-cell office:value-type="string" table:style-name="ce1">
            <text:p>Chain 40-2R X 10FT ANSI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44" table:style-name="ce1">
            <text:p>44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45</text:p>
          </table:table-cell>
          <table:table-cell office:value-type="string" table:style-name="ce1">
            <text:p>Chain with Spikes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45" table:style-name="ce1">
            <text:p>4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46</text:p>
          </table:table-cell>
          <table:table-cell office:value-type="string" table:style-name="ce1">
            <text:p>Frequency Inverter 2/2, EM600-2R2-2B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" table:style-name="ce5">
            <text:p>1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46" table:style-name="ce1">
            <text:p>44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47</text:p>
          </table:table-cell>
          <table:table-cell office:value-type="string" table:style-name="ce1">
            <text:p>Frequency Inverter, 4Kw 1/2, EM600-4RO-2B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" table:style-name="ce5">
            <text:p>1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47" table:style-name="ce1">
            <text:p>44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48</text:p>
          </table:table-cell>
          <table:table-cell office:value-type="string" table:style-name="ce1">
            <text:p>Heater 15.75X270 220V 600W Cartridg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48" table:style-name="ce1">
            <text:p>44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49</text:p>
          </table:table-cell>
          <table:table-cell office:value-type="string" table:style-name="ce1">
            <text:p>Heater 15.8X270 220V 600W Cartridg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49" table:style-name="ce1">
            <text:p>44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50</text:p>
          </table:table-cell>
          <table:table-cell office:value-type="string" table:style-name="ce1">
            <text:p>Hydraulic Pump Plastic Connector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50" table:style-name="ce1">
            <text:p>45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51</text:p>
          </table:table-cell>
          <table:table-cell office:value-type="string" table:style-name="ce1">
            <text:p>Magnetic Contactor SP50T 220V 3Phas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51" table:style-name="ce1">
            <text:p>45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52</text:p>
          </table:table-cell>
          <table:table-cell office:value-type="string" table:style-name="ce1">
            <text:p>Mould Arm Bossing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52" table:style-name="ce1">
            <text:p>45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53</text:p>
          </table:table-cell>
          <table:table-cell office:value-type="string" table:style-name="ce1">
            <text:p>Oil Fittings NKL 1/8-41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53" table:style-name="ce1">
            <text:p>45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54</text:p>
          </table:table-cell>
          <table:table-cell office:value-type="string" table:style-name="ce1">
            <text:p>Oil Seal Wiper Metal 50X40X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54" table:style-name="ce1">
            <text:p>45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55</text:p>
          </table:table-cell>
          <table:table-cell office:value-type="string" table:style-name="ce1">
            <text:p>Oring 2X2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55" table:style-name="ce1">
            <text:p>4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56</text:p>
          </table:table-cell>
          <table:table-cell office:value-type="string" table:style-name="ce1">
            <text:p>Plastic Belt Pulley (No Specs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56" table:style-name="ce1">
            <text:p>4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57</text:p>
          </table:table-cell>
          <table:table-cell office:value-type="string" table:style-name="ce1">
            <text:p>Polyurethane Belt 10m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57" table:style-name="ce1">
            <text:p>45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58</text:p>
          </table:table-cell>
          <table:table-cell office:value-type="string" table:style-name="ce1">
            <text:p>Polyurethane Belt 4m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58" table:style-name="ce1">
            <text:p>45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59</text:p>
          </table:table-cell>
          <table:table-cell office:value-type="string" table:style-name="ce1">
            <text:p>Polyurethane Belt 8m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59" table:style-name="ce1">
            <text:p>45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60</text:p>
          </table:table-cell>
          <table:table-cell office:value-type="string" table:style-name="ce1">
            <text:p>Roller Feeder Guid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60" table:style-name="ce1">
            <text:p>4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61</text:p>
          </table:table-cell>
          <table:table-cell office:value-type="string" table:style-name="ce1">
            <text:p>Solenoid Valve FDS SXW3160-5G-04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61" table:style-name="ce1">
            <text:p>46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62</text:p>
          </table:table-cell>
          <table:table-cell office:value-type="string" table:style-name="ce1">
            <text:p>Solenoid Valve SMC VFS5110 Seb 06 0.1-1.0mpa (Offer:Ypc 3/4in Thread,5/2 Way 24vdc SIV511-24VDC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62" table:style-name="ce1">
            <text:p>46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63</text:p>
          </table:table-cell>
          <table:table-cell office:value-type="string" table:style-name="ce1">
            <text:p>Solenoid Valve, 4R210-08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63" table:style-name="ce1">
            <text:p>46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64</text:p>
          </table:table-cell>
          <table:table-cell office:value-type="string" table:style-name="ce1">
            <text:p>Solenoid Valve, SXW3160-5G-04 2-Way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64" table:style-name="ce1">
            <text:p>4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65</text:p>
          </table:table-cell>
          <table:table-cell office:value-type="string" table:style-name="ce1">
            <text:p>Spool Roller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65" table:style-name="ce1">
            <text:p>46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66</text:p>
          </table:table-cell>
          <table:table-cell office:value-type="string" table:style-name="ce1">
            <text:p>Stretching Cylinder (No Specs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66" table:style-name="ce1">
            <text:p>46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67</text:p>
          </table:table-cell>
          <table:table-cell office:value-type="string" table:style-name="ce1">
            <text:p>Traction Fan Motor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67" table:style-name="ce1">
            <text:p>4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68</text:p>
          </table:table-cell>
          <table:table-cell office:value-type="string" table:style-name="ce1">
            <text:p>Allen Bolt, <text:s/>6X3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68" table:style-name="ce1">
            <text:p>4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69</text:p>
          </table:table-cell>
          <table:table-cell office:value-type="string" table:style-name="ce1">
            <text:p>Conveyor Belt 330m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69" table:style-name="ce1">
            <text:p>4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70</text:p>
          </table:table-cell>
          <table:table-cell office:value-type="string" table:style-name="ce1">
            <text:p>Conveyor Belt 80mmx2800m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70" table:style-name="ce1">
            <text:p>47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71</text:p>
          </table:table-cell>
          <table:table-cell office:value-type="string" table:style-name="ce1">
            <text:p>Heater 118X25 230V 500W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71" table:style-name="ce1">
            <text:p>47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72</text:p>
          </table:table-cell>
          <table:table-cell office:value-type="string" table:style-name="ce1">
            <text:p>Heater 127X38 220V 700W Mica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72" table:style-name="ce1">
            <text:p>47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73</text:p>
          </table:table-cell>
          <table:table-cell office:value-type="string" table:style-name="ce1">
            <text:p>Heater 128X35 220V 700W Mica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73" table:style-name="ce1">
            <text:p>47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74</text:p>
          </table:table-cell>
          <table:table-cell office:value-type="string" table:style-name="ce1">
            <text:p>Heater 128X65 220V 700W Mica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74" table:style-name="ce1">
            <text:p>47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75</text:p>
          </table:table-cell>
          <table:table-cell office:value-type="string" table:style-name="ce1">
            <text:p>Heater 12X160 220V 300W Cartridg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75" table:style-name="ce1">
            <text:p>4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76</text:p>
          </table:table-cell>
          <table:table-cell office:value-type="string" table:style-name="ce1">
            <text:p>Heater 88X38 230V 500W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76" table:style-name="ce1">
            <text:p>4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77</text:p>
          </table:table-cell>
          <table:table-cell office:value-type="string" table:style-name="ce1">
            <text:p>Hex Bolt <text:s/>5X4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77" table:style-name="ce1">
            <text:p>47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78</text:p>
          </table:table-cell>
          <table:table-cell office:value-type="string" table:style-name="ce1">
            <text:p>Hex Bolt 10X4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78" table:style-name="ce1">
            <text:p>47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79</text:p>
          </table:table-cell>
          <table:table-cell office:value-type="string" table:style-name="ce1">
            <text:p>MX Sprocket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79" table:style-name="ce1">
            <text:p>47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80</text:p>
          </table:table-cell>
          <table:table-cell office:value-type="string" table:style-name="ce1">
            <text:p>Push In Fitting, SPC <text:s/>8-0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80" table:style-name="ce1">
            <text:p>48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81</text:p>
          </table:table-cell>
          <table:table-cell office:value-type="string" table:style-name="ce1">
            <text:p>Push In Fittings, SPC 12-04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81" table:style-name="ce1">
            <text:p>48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82</text:p>
          </table:table-cell>
          <table:table-cell office:value-type="string" table:style-name="ce1">
            <text:p>Push In Fittings, SPL 8-0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82" table:style-name="ce1">
            <text:p>48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83</text:p>
          </table:table-cell>
          <table:table-cell office:value-type="string" table:style-name="ce1">
            <text:p>Push In Fittings, SPY 1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83" table:style-name="ce1">
            <text:p>48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84</text:p>
          </table:table-cell>
          <table:table-cell office:value-type="string" table:style-name="ce1">
            <text:p>Push In Fittings, SPY 8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84" table:style-name="ce1">
            <text:p>48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85</text:p>
          </table:table-cell>
          <table:table-cell office:value-type="string" table:style-name="ce1">
            <text:p>Straw Cutter Blad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85" table:style-name="ce1">
            <text:p>48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86</text:p>
          </table:table-cell>
          <table:table-cell office:value-type="string" table:style-name="ce1">
            <text:p>Temperature Controller PXE4TAY1-1Y-C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86" table:style-name="ce1">
            <text:p>48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87</text:p>
          </table:table-cell>
          <table:table-cell office:value-type="string" table:style-name="ce1">
            <text:p>Thermocouples WRNT-M6 (2000mm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87" table:style-name="ce1">
            <text:p>48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88</text:p>
          </table:table-cell>
          <table:table-cell office:value-type="string" table:style-name="ce1">
            <text:p>52 Teeth Printing Gear King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5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88" table:style-name="ce1">
            <text:p>48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89</text:p>
          </table:table-cell>
          <table:table-cell office:value-type="string" table:style-name="ce1">
            <text:p>55 Teeth Printing Gear Jumbo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5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89" table:style-name="ce1">
            <text:p>48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90</text:p>
          </table:table-cell>
          <table:table-cell office:value-type="string" table:style-name="ce1">
            <text:p>65 Teeth Main Gear Cylinder Printing Gear Cylinder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5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90" table:style-name="ce1">
            <text:p>49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91</text:p>
          </table:table-cell>
          <table:table-cell office:value-type="string" table:style-name="ce1">
            <text:p>Bearing UCFC211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91" table:style-name="ce1">
            <text:p>49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92</text:p>
          </table:table-cell>
          <table:table-cell office:value-type="string" table:style-name="ce1">
            <text:p>Diplomer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92" table:style-name="ce1">
            <text:p>4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93</text:p>
          </table:table-cell>
          <table:table-cell office:value-type="string" table:style-name="ce1">
            <text:p>Plate Mounting Tape 52330-00001-01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5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93" table:style-name="ce1">
            <text:p>49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94</text:p>
          </table:table-cell>
          <table:table-cell office:value-type="string" table:style-name="ce1">
            <text:p>Push In Fitting, SPC <text:s/>8-0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94" table:style-name="ce1">
            <text:p>49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95</text:p>
          </table:table-cell>
          <table:table-cell office:value-type="string" table:style-name="ce1">
            <text:p>Push In Fittings, SPC 12-04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95" table:style-name="ce1">
            <text:p>4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96</text:p>
          </table:table-cell>
          <table:table-cell office:value-type="string" table:style-name="ce1">
            <text:p>Allen Bolt <text:s/>8X7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96" table:style-name="ce1">
            <text:p>49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97</text:p>
          </table:table-cell>
          <table:table-cell office:value-type="string" table:style-name="ce1">
            <text:p>Allen Bolt 8X3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97" table:style-name="ce1">
            <text:p>49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98</text:p>
          </table:table-cell>
          <table:table-cell office:value-type="string" table:style-name="ce1">
            <text:p>Bearing 6305ZZCM 5K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98" table:style-name="ce1">
            <text:p>49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499</text:p>
          </table:table-cell>
          <table:table-cell office:value-type="string" table:style-name="ce1">
            <text:p>Circlip 25X0X1.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499" table:style-name="ce1">
            <text:p>49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00</text:p>
          </table:table-cell>
          <table:table-cell office:value-type="string" table:style-name="ce1">
            <text:p>Circlip 57.8X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00" table:style-name="ce1">
            <text:p>5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01</text:p>
          </table:table-cell>
          <table:table-cell office:value-type="string" table:style-name="ce1">
            <text:p>Corrosion Preventive Spray, 450MI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01" table:style-name="ce1">
            <text:p>50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02</text:p>
          </table:table-cell>
          <table:table-cell office:value-type="string" table:style-name="ce1">
            <text:p>Hex Bolt 12X3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02" table:style-name="ce1">
            <text:p>5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03</text:p>
          </table:table-cell>
          <table:table-cell office:value-type="string" table:style-name="ce1">
            <text:p>Hex Bolt 8X45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03" table:style-name="ce1">
            <text:p>5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04</text:p>
          </table:table-cell>
          <table:table-cell office:value-type="string" table:style-name="ce1">
            <text:p>Hot Runner MD198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4" table:style-name="ce5">
            <text:p>4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04" table:style-name="ce1">
            <text:p>50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05</text:p>
          </table:table-cell>
          <table:table-cell office:value-type="string" table:style-name="ce1">
            <text:p>Mould Clean Spray 450ml TOKU-98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05" table:style-name="ce1">
            <text:p>5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06</text:p>
          </table:table-cell>
          <table:table-cell office:value-type="string" table:style-name="ce1">
            <text:p>Mould Release Spray 500ml Prosspray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06" table:style-name="ce1">
            <text:p>5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07</text:p>
          </table:table-cell>
          <table:table-cell office:value-type="string" table:style-name="ce1">
            <text:p>Oring Viton 2X7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07" table:style-name="ce1">
            <text:p>50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08</text:p>
          </table:table-cell>
          <table:table-cell office:value-type="string" table:style-name="ce1">
            <text:p>Pneumatic Filter Regulator AFR200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08" table:style-name="ce1">
            <text:p>5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09</text:p>
          </table:table-cell>
          <table:table-cell office:value-type="string" table:style-name="ce1">
            <text:p>Push <text:s/>In Fitttings, SPL 12-0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09" table:style-name="ce1">
            <text:p>5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10</text:p>
          </table:table-cell>
          <table:table-cell office:value-type="string" table:style-name="ce1">
            <text:p>Push In Fittings, SPY 8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10" table:style-name="ce1">
            <text:p>51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11</text:p>
          </table:table-cell>
          <table:table-cell office:value-type="string" table:style-name="ce1">
            <text:p>Push In Fittings, SPC <text:s/>8-04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11" table:style-name="ce1">
            <text:p>5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12</text:p>
          </table:table-cell>
          <table:table-cell office:value-type="string" table:style-name="ce1">
            <text:p>Push In Fittings, SPC 10-0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12" table:style-name="ce1">
            <text:p>5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13</text:p>
          </table:table-cell>
          <table:table-cell office:value-type="string" table:style-name="ce1">
            <text:p>Push In Fittings, SPC 10-04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13" table:style-name="ce1">
            <text:p>51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14</text:p>
          </table:table-cell>
          <table:table-cell office:value-type="string" table:style-name="ce1">
            <text:p>Push In Fittings, SPC 12-03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14" table:style-name="ce1">
            <text:p>5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15</text:p>
          </table:table-cell>
          <table:table-cell office:value-type="string" table:style-name="ce1">
            <text:p>Push In Fittings, SPC 12-04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15" table:style-name="ce1">
            <text:p>5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16</text:p>
          </table:table-cell>
          <table:table-cell office:value-type="string" table:style-name="ce1">
            <text:p>Push In Fittings, SPL <text:s/>12-04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16" table:style-name="ce1">
            <text:p>5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17</text:p>
          </table:table-cell>
          <table:table-cell office:value-type="string" table:style-name="ce1">
            <text:p>Push In Fittings, SPL <text:s/>8-04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17" table:style-name="ce1">
            <text:p>5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18</text:p>
          </table:table-cell>
          <table:table-cell office:value-type="string" table:style-name="ce1">
            <text:p>Push In Fittings, SPL 10-04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18" table:style-name="ce1">
            <text:p>5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19</text:p>
          </table:table-cell>
          <table:table-cell office:value-type="string" table:style-name="ce1">
            <text:p>Push In Fittings, SPL 12-03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19" table:style-name="ce1">
            <text:p>5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20</text:p>
          </table:table-cell>
          <table:table-cell office:value-type="string" table:style-name="ce1">
            <text:p>Push In Fittings, SPL 6-01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20" table:style-name="ce1">
            <text:p>5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21</text:p>
          </table:table-cell>
          <table:table-cell office:value-type="string" table:style-name="ce1">
            <text:p>Push In Fittings, SPY 1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21" table:style-name="ce1">
            <text:p>5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22</text:p>
          </table:table-cell>
          <table:table-cell office:value-type="string" table:style-name="ce1">
            <text:p>Push In Fittings, SPY 1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22" table:style-name="ce1">
            <text:p>5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23</text:p>
          </table:table-cell>
          <table:table-cell office:value-type="string" table:style-name="ce1">
            <text:p>Allen Bolt 12X4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23" table:style-name="ce1">
            <text:p>5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24</text:p>
          </table:table-cell>
          <table:table-cell office:value-type="string" table:style-name="ce1">
            <text:p>Allen Bolt 12X5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24" table:style-name="ce1">
            <text:p>5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25</text:p>
          </table:table-cell>
          <table:table-cell office:value-type="string" table:style-name="ce1">
            <text:p>Bearing 621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25" table:style-name="ce1">
            <text:p>5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26</text:p>
          </table:table-cell>
          <table:table-cell office:value-type="string" table:style-name="ce1">
            <text:p>Bearing Nu2215Ec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26" table:style-name="ce1">
            <text:p>52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27</text:p>
          </table:table-cell>
          <table:table-cell office:value-type="string" table:style-name="ce1">
            <text:p>Granulator Blade Circl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27" table:style-name="ce1">
            <text:p>5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28</text:p>
          </table:table-cell>
          <table:table-cell office:value-type="string" table:style-name="ce1">
            <text:p>Granulator Blade Flat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28" table:style-name="ce1">
            <text:p>52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29</text:p>
          </table:table-cell>
          <table:table-cell office:value-type="string" table:style-name="ce1">
            <text:p>Hex Bolt 10x1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29" table:style-name="ce1">
            <text:p>52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30</text:p>
          </table:table-cell>
          <table:table-cell office:value-type="string" table:style-name="ce1">
            <text:p>Hex Bolt 12x3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30" table:style-name="ce1">
            <text:p>53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31</text:p>
          </table:table-cell>
          <table:table-cell office:value-type="string" table:style-name="ce1">
            <text:p>Oil Seal 95X75x1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31" table:style-name="ce1">
            <text:p>5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32</text:p>
          </table:table-cell>
          <table:table-cell office:value-type="string" table:style-name="ce1">
            <text:p>Overload Relay TH-P60 ETA 67A(54A-80A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32" table:style-name="ce1">
            <text:p>5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33</text:p>
          </table:table-cell>
          <table:table-cell office:value-type="string" table:style-name="ce1">
            <text:p>Push In Fittings, <text:s/>SPC <text:s/>8-0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33" table:style-name="ce1">
            <text:p>5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34</text:p>
          </table:table-cell>
          <table:table-cell office:value-type="string" table:style-name="ce1">
            <text:p>Push In Fittings, <text:s/>SPC 10-04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34" table:style-name="ce1">
            <text:p>53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35</text:p>
          </table:table-cell>
          <table:table-cell office:value-type="string" table:style-name="ce1">
            <text:p>Push In Fittings, <text:s/>SPL 10-0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35" table:style-name="ce1">
            <text:p>53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36</text:p>
          </table:table-cell>
          <table:table-cell office:value-type="string" table:style-name="ce1">
            <text:p>Push In Fittings, <text:s/>SPL 8-03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36" table:style-name="ce1">
            <text:p>5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37</text:p>
          </table:table-cell>
          <table:table-cell office:value-type="string" table:style-name="ce1">
            <text:p>Push In Fittings, <text:s/>SPY 1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37" table:style-name="ce1">
            <text:p>53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38</text:p>
          </table:table-cell>
          <table:table-cell office:value-type="string" table:style-name="ce1">
            <text:p>Push In Fittings, SPL <text:s/>8-01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38" table:style-name="ce1">
            <text:p>53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39</text:p>
          </table:table-cell>
          <table:table-cell office:value-type="string" table:style-name="ce1">
            <text:p>Belt A26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39" table:style-name="ce1">
            <text:p>5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40</text:p>
          </table:table-cell>
          <table:table-cell office:value-type="string" table:style-name="ce1">
            <text:p>Belt M2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40" table:style-name="ce1">
            <text:p>54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41</text:p>
          </table:table-cell>
          <table:table-cell office:value-type="string" table:style-name="ce1">
            <text:p>Belt M26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41" table:style-name="ce1">
            <text:p>54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42</text:p>
          </table:table-cell>
          <table:table-cell office:value-type="string" table:style-name="ce1">
            <text:p>Capacitor 108-130Uf 250vac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5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42" table:style-name="ce1">
            <text:p>54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43</text:p>
          </table:table-cell>
          <table:table-cell office:value-type="string" table:style-name="ce1">
            <text:p>Capacitor 88-106 Uf 250V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5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43" table:style-name="ce1">
            <text:p>5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44</text:p>
          </table:table-cell>
          <table:table-cell office:value-type="string" table:style-name="ce1">
            <text:p>Capacitor 108-13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5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44" table:style-name="ce1">
            <text:p>54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45</text:p>
          </table:table-cell>
          <table:table-cell office:value-type="string" table:style-name="ce1">
            <text:p>Capacitor10Uf 250V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5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45" table:style-name="ce1">
            <text:p>5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46</text:p>
          </table:table-cell>
          <table:table-cell office:value-type="string" table:style-name="ce1">
            <text:p>Belt A4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46" table:style-name="ce1">
            <text:p>54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47</text:p>
          </table:table-cell>
          <table:table-cell office:value-type="string" table:style-name="ce1">
            <text:p>Belt B84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47" table:style-name="ce1">
            <text:p>54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48</text:p>
          </table:table-cell>
          <table:table-cell office:value-type="string" table:style-name="ce1">
            <text:p>Three Phase Asynchronuos Motor, 3kw, 380V, 50Hz-1410rp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0" table:style-name="ce5">
            <text:p>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48" table:style-name="ce1">
            <text:p>54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49</text:p>
          </table:table-cell>
          <table:table-cell office:value-type="string" table:style-name="ce1">
            <text:p>Foot Valve 2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49" table:style-name="ce1">
            <text:p>54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50</text:p>
          </table:table-cell>
          <table:table-cell office:value-type="string" table:style-name="ce1">
            <text:p>Pressure Gauge 0-350PSI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50" table:style-name="ce1">
            <text:p>55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51</text:p>
          </table:table-cell>
          <table:table-cell office:value-type="string" table:style-name="ce1">
            <text:p>Allen Bolt, 12X2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51" table:style-name="ce1">
            <text:p>55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52</text:p>
          </table:table-cell>
          <table:table-cell office:value-type="string" table:style-name="ce1">
            <text:p>Anly Twin Timer (Type ATDV-NC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5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52" table:style-name="ce1">
            <text:p>55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53</text:p>
          </table:table-cell>
          <table:table-cell office:value-type="string" table:style-name="ce1">
            <text:p>Bearing 6003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53" table:style-name="ce1">
            <text:p>55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54</text:p>
          </table:table-cell>
          <table:table-cell office:value-type="string" table:style-name="ce1">
            <text:p>Belt C79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54" table:style-name="ce1">
            <text:p>55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55</text:p>
          </table:table-cell>
          <table:table-cell office:value-type="string" table:style-name="ce1">
            <text:p>Belt HTD 880-8M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55" table:style-name="ce1">
            <text:p>5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56</text:p>
          </table:table-cell>
          <table:table-cell office:value-type="string" table:style-name="ce1">
            <text:p>Compressor Oil VDL68 Caltex (Cont.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cont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56" table:style-name="ce1">
            <text:p>5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57</text:p>
          </table:table-cell>
          <table:table-cell office:value-type="string" table:style-name="ce1">
            <text:p>Corena S4 R Air Compresor Oil (20 ltr/pail)</text:p>
          </table:table-cell>
          <table:table-cell office:value-type="string" table:style-name="ce8">
            <text:p>pail</text:p>
          </table:table-cell>
          <table:table-cell office:value-type="float" office:value="1" table:style-name="ce9">
            <text:p>1.00</text:p>
          </table:table-cell>
          <table:table-cell office:value-type="string" table:style-name="ce8">
            <text:p>pail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10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57" table:style-name="ce1">
            <text:p>55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58</text:p>
          </table:table-cell>
          <table:table-cell office:value-type="string" table:style-name="ce1">
            <text:p>Filter Ring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58" table:style-name="ce1">
            <text:p>55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59</text:p>
          </table:table-cell>
          <table:table-cell office:value-type="string" table:style-name="ce1">
            <text:p>Hex Bolt 6X3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59" table:style-name="ce1">
            <text:p>55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60</text:p>
          </table:table-cell>
          <table:table-cell office:value-type="string" table:style-name="ce1">
            <text:p>High Pressure Compressor Air Filter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60" table:style-name="ce1">
            <text:p>5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61</text:p>
          </table:table-cell>
          <table:table-cell office:value-type="string" table:style-name="ce1">
            <text:p>Hydraulic Oil AW68 Petron (200L/drum)</text:p>
          </table:table-cell>
          <table:table-cell office:value-type="string" table:style-name="ce6">
            <text:p>drm</text:p>
          </table:table-cell>
          <table:table-cell office:value-type="float" office:value="200" table:style-name="ce7">
            <text:p>200.00</text:p>
          </table:table-cell>
          <table:table-cell office:value-type="string" table:style-name="ce6">
            <text:p>ltr</text:p>
          </table:table-cell>
          <table:table-cell office:value-type="float" office:value="0" table:style-name="ce4">
            <text:p>0.00</text:p>
          </table:table-cell>
          <table:table-cell office:value-type="float" office:value="200" table:style-name="ce10">
            <text:p>20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61" table:style-name="ce1">
            <text:p>56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62</text:p>
          </table:table-cell>
          <table:table-cell office:value-type="string" table:style-name="ce1">
            <text:p>Oil Filter WD96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62" table:style-name="ce1">
            <text:p>56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63</text:p>
          </table:table-cell>
          <table:table-cell office:value-type="string" table:style-name="ce1">
            <text:p>Allen 10x5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63" table:style-name="ce1">
            <text:p>56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64</text:p>
          </table:table-cell>
          <table:table-cell office:value-type="string" table:style-name="ce1">
            <text:p>Allen Bolt 12x5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64" table:style-name="ce1">
            <text:p>5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65</text:p>
          </table:table-cell>
          <table:table-cell office:value-type="string" table:style-name="ce1">
            <text:p>Allen Bolt 6x4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65" table:style-name="ce1">
            <text:p>56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66</text:p>
          </table:table-cell>
          <table:table-cell office:value-type="string" table:style-name="ce1">
            <text:p>Crusher Blade - SKD 11 400 (Long Blade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66" table:style-name="ce1">
            <text:p>56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67</text:p>
          </table:table-cell>
          <table:table-cell office:value-type="string" table:style-name="ce1">
            <text:p>Crusher Blade - SKD 11 400 (Short Blade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67" table:style-name="ce1">
            <text:p>5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68</text:p>
          </table:table-cell>
          <table:table-cell office:value-type="string" table:style-name="ce1">
            <text:p>Crusher Blade - SKD 11 500 (Long Blade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68" table:style-name="ce1">
            <text:p>5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69</text:p>
          </table:table-cell>
          <table:table-cell office:value-type="string" table:style-name="ce1">
            <text:p>Crusher Blade - SKD 11 500 (Short Blade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69" table:style-name="ce1">
            <text:p>5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70</text:p>
          </table:table-cell>
          <table:table-cell office:value-type="string" table:style-name="ce1">
            <text:p>Hex Bolt 10x4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70" table:style-name="ce1">
            <text:p>57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71</text:p>
          </table:table-cell>
          <table:table-cell office:value-type="string" table:style-name="ce1">
            <text:p>Hex Bolt 12x3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71" table:style-name="ce1">
            <text:p>57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72</text:p>
          </table:table-cell>
          <table:table-cell office:value-type="string" table:style-name="ce1">
            <text:p>Hex Bolt 16x4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72" table:style-name="ce1">
            <text:p>57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73</text:p>
          </table:table-cell>
          <table:table-cell office:value-type="string" table:style-name="ce1">
            <text:p>Hex Bolt 16x5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73" table:style-name="ce1">
            <text:p>57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74</text:p>
          </table:table-cell>
          <table:table-cell office:value-type="string" table:style-name="ce1">
            <text:p>Hex Bolt 8x45<text:s/>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74" table:style-name="ce1">
            <text:p>57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75</text:p>
          </table:table-cell>
          <table:table-cell office:value-type="string" table:style-name="ce1">
            <text:p>Oil Seal 95x75x1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75" table:style-name="ce1">
            <text:p>5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76</text:p>
          </table:table-cell>
          <table:table-cell office:value-type="string" table:style-name="ce1">
            <text:p>Overload Relay TH-P60 ETA 67A(54A-80A) (Shihlin Brand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76" table:style-name="ce1">
            <text:p>5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77</text:p>
          </table:table-cell>
          <table:table-cell office:value-type="string" table:style-name="ce1">
            <text:p>American Brand Boar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77" table:style-name="ce1">
            <text:p>57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78</text:p>
          </table:table-cell>
          <table:table-cell office:value-type="string" table:style-name="ce1">
            <text:p>American Circuit Enclosure Nema 1Mam Box 2 Pole Bolt-O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78" table:style-name="ce1">
            <text:p>57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79</text:p>
          </table:table-cell>
          <table:table-cell office:value-type="string" table:style-name="ce1">
            <text:p>Anchor Bolt 16mmx13ft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79" table:style-name="ce1">
            <text:p>57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80</text:p>
          </table:table-cell>
          <table:table-cell office:value-type="string" table:style-name="ce1">
            <text:p>Ball Valve 1in Cresto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80" table:style-name="ce1">
            <text:p>58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81</text:p>
          </table:table-cell>
          <table:table-cell office:value-type="string" table:style-name="ce1">
            <text:p>Ball Valve 1/2 Cresto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81" table:style-name="ce1">
            <text:p>58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82</text:p>
          </table:table-cell>
          <table:table-cell office:value-type="string" table:style-name="ce1">
            <text:p>Blind Rivets 1/8X3/4 - 1000Pc/S Forx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4" table:style-name="ce5">
            <text:p>4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82" table:style-name="ce1">
            <text:p>58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83</text:p>
          </table:table-cell>
          <table:table-cell office:value-type="string" table:style-name="ce1">
            <text:p>Breaker w/ Enclosure 100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4" table:style-name="ce5">
            <text:p>4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83" table:style-name="ce1">
            <text:p>58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84</text:p>
          </table:table-cell>
          <table:table-cell office:value-type="string" table:style-name="ce1">
            <text:p>Breaker w/ Enclosure 125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4" table:style-name="ce5">
            <text:p>4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84" table:style-name="ce1">
            <text:p>58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85</text:p>
          </table:table-cell>
          <table:table-cell office:value-type="string" table:style-name="ce1">
            <text:p>Breaker w/ Enclosure 200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4" table:style-name="ce5">
            <text:p>4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85" table:style-name="ce1">
            <text:p>58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86</text:p>
          </table:table-cell>
          <table:table-cell office:value-type="string" table:style-name="ce1">
            <text:p>Breaker w/ Enclosure 40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4" table:style-name="ce5">
            <text:p>4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86" table:style-name="ce1">
            <text:p>58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87</text:p>
          </table:table-cell>
          <table:table-cell office:value-type="string" table:style-name="ce1">
            <text:p>Brushes &amp; Brooms Re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5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87" table:style-name="ce1">
            <text:p>58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88</text:p>
          </table:table-cell>
          <table:table-cell office:value-type="string" table:style-name="ce1">
            <text:p>Butan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88" table:style-name="ce1">
            <text:p>58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89</text:p>
          </table:table-cell>
          <table:table-cell office:value-type="string" table:style-name="ce1">
            <text:p>Cable Tie 14in (8x350mm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0" table:style-name="ce5">
            <text:p>10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89" table:style-name="ce1">
            <text:p>58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90</text:p>
          </table:table-cell>
          <table:table-cell office:value-type="string" table:style-name="ce1">
            <text:p>Cable Tie 4x20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0" table:style-name="ce5">
            <text:p>10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90" table:style-name="ce1">
            <text:p>59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91</text:p>
          </table:table-cell>
          <table:table-cell office:value-type="string" table:style-name="ce1">
            <text:p>Cable Tie 9x55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0" table:style-name="ce5">
            <text:p>10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91" table:style-name="ce1">
            <text:p>59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92</text:p>
          </table:table-cell>
          <table:table-cell office:value-type="string" table:style-name="ce1">
            <text:p>Cable Ties 3x15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0" table:style-name="ce5">
            <text:p>10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92" table:style-name="ce1">
            <text:p>5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93</text:p>
          </table:table-cell>
          <table:table-cell office:value-type="string" table:style-name="ce1">
            <text:p>Cable Ties 430x9m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0" table:style-name="ce5">
            <text:p>10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93" table:style-name="ce1">
            <text:p>59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94</text:p>
          </table:table-cell>
          <table:table-cell office:value-type="string" table:style-name="ce1">
            <text:p>Cable Ties 4x25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0" table:style-name="ce5">
            <text:p>10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94" table:style-name="ce1">
            <text:p>59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95</text:p>
          </table:table-cell>
          <table:table-cell office:value-type="string" table:style-name="ce1">
            <text:p>Cable Ties 6in (4x150mm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0" table:style-name="ce5">
            <text:p>10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95" table:style-name="ce1">
            <text:p>5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96</text:p>
          </table:table-cell>
          <table:table-cell office:value-type="string" table:style-name="ce1">
            <text:p>Carbitips 3/8in Center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96" table:style-name="ce1">
            <text:p>59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97</text:p>
          </table:table-cell>
          <table:table-cell office:value-type="string" table:style-name="ce1">
            <text:p>Carbitips 3/8in Left Han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97" table:style-name="ce1">
            <text:p>59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98</text:p>
          </table:table-cell>
          <table:table-cell office:value-type="string" table:style-name="ce1">
            <text:p>Carbitips 3/8in Right Han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98" table:style-name="ce1">
            <text:p>59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599</text:p>
          </table:table-cell>
          <table:table-cell office:value-type="string" table:style-name="ce1">
            <text:p>Carbon Brush CB-51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599" table:style-name="ce1">
            <text:p>59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00</text:p>
          </table:table-cell>
          <table:table-cell office:value-type="string" table:style-name="ce1">
            <text:p>Ceiling Mounted Exhaust Fan Model: XLF-30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00" table:style-name="ce1">
            <text:p>6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01</text:p>
          </table:table-cell>
          <table:table-cell office:value-type="string" table:style-name="ce1">
            <text:p>Ceiling Receptacl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01" table:style-name="ce1">
            <text:p>60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02</text:p>
          </table:table-cell>
          <table:table-cell office:value-type="string" table:style-name="ce1">
            <text:p>Circuit Breaker Enclosure 1Main Box 2 Pole Bolt-O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02" table:style-name="ce1">
            <text:p>6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03</text:p>
          </table:table-cell>
          <table:table-cell office:value-type="string" table:style-name="ce1">
            <text:p>Circuit Breaker Thermal-Magnetic 3P-100A-10Ka/415V Model: EZC100F310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03" table:style-name="ce1">
            <text:p>6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04</text:p>
          </table:table-cell>
          <table:table-cell office:value-type="string" table:style-name="ce1">
            <text:p>Conduit C Clamp 1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04" table:style-name="ce1">
            <text:p>60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05</text:p>
          </table:table-cell>
          <table:table-cell office:value-type="string" table:style-name="ce1">
            <text:p>Conduit C Clamp Surefit 1/2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05" table:style-name="ce1">
            <text:p>6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06</text:p>
          </table:table-cell>
          <table:table-cell office:value-type="string" table:style-name="ce1">
            <text:p>Conduit Coupling 3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06" table:style-name="ce1">
            <text:p>6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07</text:p>
          </table:table-cell>
          <table:table-cell office:value-type="string" table:style-name="ce1">
            <text:p>Conduit Fittings 1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07" table:style-name="ce1">
            <text:p>60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08</text:p>
          </table:table-cell>
          <table:table-cell office:value-type="string" table:style-name="ce1">
            <text:p>Conduit Fittings 1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08" table:style-name="ce1">
            <text:p>6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09</text:p>
          </table:table-cell>
          <table:table-cell office:value-type="string" table:style-name="ce1">
            <text:p>Conduit Fittings 2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09" table:style-name="ce1">
            <text:p>6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10</text:p>
          </table:table-cell>
          <table:table-cell office:value-type="string" table:style-name="ce1">
            <text:p>Coupling 1 1/2in GI H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10" table:style-name="ce1">
            <text:p>61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11</text:p>
          </table:table-cell>
          <table:table-cell office:value-type="string" table:style-name="ce1">
            <text:p>Coupling 1/2in GI H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11" table:style-name="ce1">
            <text:p>6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12</text:p>
          </table:table-cell>
          <table:table-cell office:value-type="string" table:style-name="ce1">
            <text:p>Coupling 3/4in GI H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12" table:style-name="ce1">
            <text:p>6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13</text:p>
          </table:table-cell>
          <table:table-cell office:value-type="string" table:style-name="ce1">
            <text:p>Coupling Threaded 1-1/2in GI H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13" table:style-name="ce1">
            <text:p>61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14</text:p>
          </table:table-cell>
          <table:table-cell office:value-type="string" table:style-name="ce1">
            <text:p>Coupling Threaded Female 1in x 1 1/2 (France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14" table:style-name="ce1">
            <text:p>6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15</text:p>
          </table:table-cell>
          <table:table-cell office:value-type="string" table:style-name="ce1">
            <text:p>Coupling Threaded Female 1in x 1 1/2 (France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15" table:style-name="ce1">
            <text:p>6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16</text:p>
          </table:table-cell>
          <table:table-cell office:value-type="string" table:style-name="ce1">
            <text:p>Diamond Cutting Disc 4in Bosu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16" table:style-name="ce1">
            <text:p>6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17</text:p>
          </table:table-cell>
          <table:table-cell office:value-type="string" table:style-name="ce1">
            <text:p>Drill Bit 1/4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17" table:style-name="ce1">
            <text:p>6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18</text:p>
          </table:table-cell>
          <table:table-cell office:value-type="string" table:style-name="ce1">
            <text:p>Drill Bit 3/16 Dormer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18" table:style-name="ce1">
            <text:p>6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19</text:p>
          </table:table-cell>
          <table:table-cell office:value-type="string" table:style-name="ce1">
            <text:p>Drill Bit 3/4in Creston Titanium Coate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19" table:style-name="ce1">
            <text:p>6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20</text:p>
          </table:table-cell>
          <table:table-cell office:value-type="string" table:style-name="ce1">
            <text:p>Elbow 1 1/2in GI HD Fittings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20" table:style-name="ce1">
            <text:p>6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21</text:p>
          </table:table-cell>
          <table:table-cell office:value-type="string" table:style-name="ce1">
            <text:p>Elbow 1/2in GI HD Fittings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21" table:style-name="ce1">
            <text:p>6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22</text:p>
          </table:table-cell>
          <table:table-cell office:value-type="string" table:style-name="ce1">
            <text:p>Elbow GI 1in HD Fittings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22" table:style-name="ce1">
            <text:p>6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23</text:p>
          </table:table-cell>
          <table:table-cell office:value-type="string" table:style-name="ce1">
            <text:p>Electrical Tape 3M Big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23" table:style-name="ce1">
            <text:p>6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24</text:p>
          </table:table-cell>
          <table:table-cell office:value-type="string" table:style-name="ce1">
            <text:p>Emt Adaptor Connector 2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24" table:style-name="ce1">
            <text:p>6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25</text:p>
          </table:table-cell>
          <table:table-cell office:value-type="string" table:style-name="ce1">
            <text:p>Emt Body Type 32m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25" table:style-name="ce1">
            <text:p>6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26</text:p>
          </table:table-cell>
          <table:table-cell office:value-type="string" table:style-name="ce1">
            <text:p>Emt Connector 1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26" table:style-name="ce1">
            <text:p>62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27</text:p>
          </table:table-cell>
          <table:table-cell office:value-type="string" table:style-name="ce1">
            <text:p>Emt Connector 1/2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27" table:style-name="ce1">
            <text:p>6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28</text:p>
          </table:table-cell>
          <table:table-cell office:value-type="string" table:style-name="ce1">
            <text:p>Emt Connector 1-1/2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28" table:style-name="ce1">
            <text:p>62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29</text:p>
          </table:table-cell>
          <table:table-cell office:value-type="string" table:style-name="ce1">
            <text:p>Emt Connector 1-1/4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29" table:style-name="ce1">
            <text:p>62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30</text:p>
          </table:table-cell>
          <table:table-cell office:value-type="string" table:style-name="ce1">
            <text:p>Emt Connector 2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30" table:style-name="ce1">
            <text:p>63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31</text:p>
          </table:table-cell>
          <table:table-cell office:value-type="string" table:style-name="ce1">
            <text:p>Emt Connector 3/4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31" table:style-name="ce1">
            <text:p>6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32</text:p>
          </table:table-cell>
          <table:table-cell office:value-type="string" table:style-name="ce1">
            <text:p>Emt Coupling 1-1/2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32" table:style-name="ce1">
            <text:p>6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33</text:p>
          </table:table-cell>
          <table:table-cell office:value-type="string" table:style-name="ce1">
            <text:p>Emt Coupling Adaptor 2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33" table:style-name="ce1">
            <text:p>6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34</text:p>
          </table:table-cell>
          <table:table-cell office:value-type="string" table:style-name="ce1">
            <text:p>Emt Coupling Adaptor Screw Typr 1 1/4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34" table:style-name="ce1">
            <text:p>63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35</text:p>
          </table:table-cell>
          <table:table-cell office:value-type="string" table:style-name="ce1">
            <text:p>Emt Coupling Screw Type 1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35" table:style-name="ce1">
            <text:p>63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36</text:p>
          </table:table-cell>
          <table:table-cell office:value-type="string" table:style-name="ce1">
            <text:p>Emt Elbow 1 1/2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36" table:style-name="ce1">
            <text:p>6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37</text:p>
          </table:table-cell>
          <table:table-cell office:value-type="string" table:style-name="ce1">
            <text:p>Emt Elbow 1 1/4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37" table:style-name="ce1">
            <text:p>63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38</text:p>
          </table:table-cell>
          <table:table-cell office:value-type="string" table:style-name="ce1">
            <text:p>Emt Elbow 1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38" table:style-name="ce1">
            <text:p>63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39</text:p>
          </table:table-cell>
          <table:table-cell office:value-type="string" table:style-name="ce1">
            <text:p>Emt Elbow 1/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39" table:style-name="ce1">
            <text:p>6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40</text:p>
          </table:table-cell>
          <table:table-cell office:value-type="string" table:style-name="ce1">
            <text:p>Emt Elbow 2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40" table:style-name="ce1">
            <text:p>64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41</text:p>
          </table:table-cell>
          <table:table-cell office:value-type="string" table:style-name="ce1">
            <text:p>Emt Straight Connector 2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41" table:style-name="ce1">
            <text:p>64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42</text:p>
          </table:table-cell>
          <table:table-cell office:value-type="string" table:style-name="ce1">
            <text:p>Enclosure 100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5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42" table:style-name="ce1">
            <text:p>64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43</text:p>
          </table:table-cell>
          <table:table-cell office:value-type="string" table:style-name="ce1">
            <text:p>Enclosure From 100A Circuit Breaker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5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43" table:style-name="ce1">
            <text:p>6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44</text:p>
          </table:table-cell>
          <table:table-cell office:value-type="string" table:style-name="ce1">
            <text:p>Enclosure From 200A Circuit Breaker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5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44" table:style-name="ce1">
            <text:p>64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45</text:p>
          </table:table-cell>
          <table:table-cell office:value-type="string" table:style-name="ce1">
            <text:p>Enclosure N-3R Bolt On Circuit Breaker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5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45" table:style-name="ce1">
            <text:p>6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46</text:p>
          </table:table-cell>
          <table:table-cell office:value-type="string" table:style-name="ce1">
            <text:p>Enclosure Nema 3R 3P Arrow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5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46" table:style-name="ce1">
            <text:p>64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47</text:p>
          </table:table-cell>
          <table:table-cell office:value-type="string" table:style-name="ce1">
            <text:p>End Cup 1in GI H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47" table:style-name="ce1">
            <text:p>64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48</text:p>
          </table:table-cell>
          <table:table-cell office:value-type="string" table:style-name="ce1">
            <text:p>End Cup 1-1/2in GI H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48" table:style-name="ce1">
            <text:p>64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49</text:p>
          </table:table-cell>
          <table:table-cell office:value-type="string" table:style-name="ce1">
            <text:p>End Cup 3/4in GI H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49" table:style-name="ce1">
            <text:p>64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50</text:p>
          </table:table-cell>
          <table:table-cell office:value-type="string" table:style-name="ce1">
            <text:p>Expansion Bolt 3/8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50" table:style-name="ce1">
            <text:p>65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51</text:p>
          </table:table-cell>
          <table:table-cell office:value-type="string" table:style-name="ce1">
            <text:p>Eye Lugs 8-6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51" table:style-name="ce1">
            <text:p>65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52</text:p>
          </table:table-cell>
          <table:table-cell office:value-type="string" table:style-name="ce1">
            <text:p>Eye Terminal 3.5-6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52" table:style-name="ce1">
            <text:p>65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53</text:p>
          </table:table-cell>
          <table:table-cell office:value-type="string" table:style-name="ce1">
            <text:p>Eye Terminal Lug 38-1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53" table:style-name="ce1">
            <text:p>65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54</text:p>
          </table:table-cell>
          <table:table-cell office:value-type="string" table:style-name="ce1">
            <text:p>Eye Terminal Lugs 14-6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54" table:style-name="ce1">
            <text:p>65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55</text:p>
          </table:table-cell>
          <table:table-cell office:value-type="string" table:style-name="ce1">
            <text:p>Eye Terminal Lugs 22-8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55" table:style-name="ce1">
            <text:p>6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56</text:p>
          </table:table-cell>
          <table:table-cell office:value-type="string" table:style-name="ce1">
            <text:p>Eyelugs 14-8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56" table:style-name="ce1">
            <text:p>6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57</text:p>
          </table:table-cell>
          <table:table-cell office:value-type="string" table:style-name="ce1">
            <text:p>Eyelugs 200-1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57" table:style-name="ce1">
            <text:p>65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58</text:p>
          </table:table-cell>
          <table:table-cell office:value-type="string" table:style-name="ce1">
            <text:p>Eyelugs 22-1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58" table:style-name="ce1">
            <text:p>65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59</text:p>
          </table:table-cell>
          <table:table-cell office:value-type="string" table:style-name="ce1">
            <text:p>Eyelugs 22-6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59" table:style-name="ce1">
            <text:p>65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60</text:p>
          </table:table-cell>
          <table:table-cell office:value-type="string" table:style-name="ce1">
            <text:p>Eyelugs 2-4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60" table:style-name="ce1">
            <text:p>6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61</text:p>
          </table:table-cell>
          <table:table-cell office:value-type="string" table:style-name="ce1">
            <text:p>Eyelugs 38-1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61" table:style-name="ce1">
            <text:p>66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62</text:p>
          </table:table-cell>
          <table:table-cell office:value-type="string" table:style-name="ce1">
            <text:p>Eyelugs 38-8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62" table:style-name="ce1">
            <text:p>66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63</text:p>
          </table:table-cell>
          <table:table-cell office:value-type="string" table:style-name="ce1">
            <text:p>Eyelugs 50-1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63" table:style-name="ce1">
            <text:p>66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64</text:p>
          </table:table-cell>
          <table:table-cell office:value-type="string" table:style-name="ce1">
            <text:p>Eyelugs 60-1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64" table:style-name="ce1">
            <text:p>6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65</text:p>
          </table:table-cell>
          <table:table-cell office:value-type="string" table:style-name="ce1">
            <text:p>Eyelugs 70-1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65" table:style-name="ce1">
            <text:p>66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66</text:p>
          </table:table-cell>
          <table:table-cell office:value-type="string" table:style-name="ce1">
            <text:p>Eyelugs 80-1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66" table:style-name="ce1">
            <text:p>66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67</text:p>
          </table:table-cell>
          <table:table-cell office:value-type="string" table:style-name="ce1">
            <text:p>Eyelugs 80-1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67" table:style-name="ce1">
            <text:p>6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68</text:p>
          </table:table-cell>
          <table:table-cell office:value-type="string" table:style-name="ce1">
            <text:p>Eyelugs 8-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68" table:style-name="ce1">
            <text:p>6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69</text:p>
          </table:table-cell>
          <table:table-cell office:value-type="string" table:style-name="ce1">
            <text:p>Eyelugs 8-8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69" table:style-name="ce1">
            <text:p>6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70</text:p>
          </table:table-cell>
          <table:table-cell office:value-type="string" table:style-name="ce1">
            <text:p>Fan Exhaus 12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70" table:style-name="ce1">
            <text:p>67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71</text:p>
          </table:table-cell>
          <table:table-cell office:value-type="string" table:style-name="ce1">
            <text:p>Faucet 3/4in Brass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71" table:style-name="ce1">
            <text:p>67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72</text:p>
          </table:table-cell>
          <table:table-cell office:value-type="string" table:style-name="ce1">
            <text:p>Faucet Brass 1/2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72" table:style-name="ce1">
            <text:p>67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73</text:p>
          </table:table-cell>
          <table:table-cell office:value-type="string" table:style-name="ce1">
            <text:p>Fixture Downlight Model: Sdlhii-63-GU1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73" table:style-name="ce1">
            <text:p>67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74</text:p>
          </table:table-cell>
          <table:table-cell office:value-type="string" table:style-name="ce1">
            <text:p>Flap Disc 4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74" table:style-name="ce1">
            <text:p>67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75</text:p>
          </table:table-cell>
          <table:table-cell office:value-type="string" table:style-name="ce1">
            <text:p>Foot Valve 2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75" table:style-name="ce1">
            <text:p>6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76</text:p>
          </table:table-cell>
          <table:table-cell office:value-type="string" table:style-name="ce1">
            <text:p>Fuse Link 15K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76" table:style-name="ce1">
            <text:p>6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77</text:p>
          </table:table-cell>
          <table:table-cell office:value-type="string" table:style-name="ce1">
            <text:p>Fuse Link 20K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77" table:style-name="ce1">
            <text:p>67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78</text:p>
          </table:table-cell>
          <table:table-cell office:value-type="string" table:style-name="ce1">
            <text:p>Fuse Link 40K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78" table:style-name="ce1">
            <text:p>67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79</text:p>
          </table:table-cell>
          <table:table-cell office:value-type="string" table:style-name="ce1">
            <text:p>Fuse Link 65K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79" table:style-name="ce1">
            <text:p>67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80</text:p>
          </table:table-cell>
          <table:table-cell office:value-type="string" table:style-name="ce1">
            <text:p>Gate Valve 1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80" table:style-name="ce1">
            <text:p>68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81</text:p>
          </table:table-cell>
          <table:table-cell office:value-type="string" table:style-name="ce1">
            <text:p>Gate Valve 1/2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81" table:style-name="ce1">
            <text:p>68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82</text:p>
          </table:table-cell>
          <table:table-cell office:value-type="string" table:style-name="ce1">
            <text:p>Gate Valve 1-1/2in Brass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82" table:style-name="ce1">
            <text:p>68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83</text:p>
          </table:table-cell>
          <table:table-cell office:value-type="string" table:style-name="ce1">
            <text:p>Ge Breaker TQC 60A 3P 240V Bolt-O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5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83" table:style-name="ce1">
            <text:p>68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84</text:p>
          </table:table-cell>
          <table:table-cell office:value-type="string" table:style-name="ce1">
            <text:p>Gi Steel Utility Box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84" table:style-name="ce1">
            <text:p>68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85</text:p>
          </table:table-cell>
          <table:table-cell office:value-type="string" table:style-name="ce1">
            <text:p>Gi Wire #16</text:p>
          </table:table-cell>
          <table:table-cell office:value-type="string" table:style-name="ce6">
            <text:p>kg</text:p>
          </table:table-cell>
          <table:table-cell office:value-type="float" office:value="1000" table:style-name="ce7">
            <text:p>1000.00</text:p>
          </table:table-cell>
          <table:table-cell office:value-type="string" table:style-name="ce6">
            <text:p>grm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5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85" table:style-name="ce1">
            <text:p>68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86</text:p>
          </table:table-cell>
          <table:table-cell office:value-type="string" table:style-name="ce1">
            <text:p>Grinding Stone 4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86" table:style-name="ce1">
            <text:p>68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87</text:p>
          </table:table-cell>
          <table:table-cell office:value-type="string" table:style-name="ce1">
            <text:p>Ground Tool Bits 1/2 (Cleveland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87" table:style-name="ce1">
            <text:p>68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88</text:p>
          </table:table-cell>
          <table:table-cell office:value-type="string" table:style-name="ce1">
            <text:p>Ground Tool Bits 3/8 (Clevland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88" table:style-name="ce1">
            <text:p>68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89</text:p>
          </table:table-cell>
          <table:table-cell office:value-type="string" table:style-name="ce1">
            <text:p>Hacksaw Blade 12in/300Mm 18Tpi/8D Sandflex Small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89" table:style-name="ce1">
            <text:p>68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90</text:p>
          </table:table-cell>
          <table:table-cell office:value-type="string" table:style-name="ce1">
            <text:p>Hose Clip 40-5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90" table:style-name="ce1">
            <text:p>69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91</text:p>
          </table:table-cell>
          <table:table-cell office:value-type="string" table:style-name="ce1">
            <text:p>Hose Clip 40-6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91" table:style-name="ce1">
            <text:p>69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92</text:p>
          </table:table-cell>
          <table:table-cell office:value-type="string" table:style-name="ce1">
            <text:p>Hose Clip 40-63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92" table:style-name="ce1">
            <text:p>6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93</text:p>
          </table:table-cell>
          <table:table-cell office:value-type="string" table:style-name="ce1">
            <text:p>Hose Clip 40-64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93" table:style-name="ce1">
            <text:p>69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94</text:p>
          </table:table-cell>
          <table:table-cell office:value-type="string" table:style-name="ce1">
            <text:p>Hose Clip 45-6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94" table:style-name="ce1">
            <text:p>69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95</text:p>
          </table:table-cell>
          <table:table-cell office:value-type="string" table:style-name="ce1">
            <text:p>Hose Clip 50-7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95" table:style-name="ce1">
            <text:p>6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96</text:p>
          </table:table-cell>
          <table:table-cell office:value-type="string" table:style-name="ce1">
            <text:p>Hose Clip 60-8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96" table:style-name="ce1">
            <text:p>69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97</text:p>
          </table:table-cell>
          <table:table-cell office:value-type="string" table:style-name="ce1">
            <text:p>Hose Clip 60-83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97" table:style-name="ce1">
            <text:p>69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98</text:p>
          </table:table-cell>
          <table:table-cell office:value-type="string" table:style-name="ce1">
            <text:p>Hydraulic Adaptor Fitting 3/8X1/6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98" table:style-name="ce1">
            <text:p>69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699</text:p>
          </table:table-cell>
          <table:table-cell office:value-type="string" table:style-name="ce1">
            <text:p>Hydraulic Hose Adaptor 3/8X1/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699" table:style-name="ce1">
            <text:p>69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00</text:p>
          </table:table-cell>
          <table:table-cell office:value-type="string" table:style-name="ce1">
            <text:p>Insolator 2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00" table:style-name="ce1">
            <text:p>7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01</text:p>
          </table:table-cell>
          <table:table-cell office:value-type="string" table:style-name="ce1">
            <text:p>Junction Box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01" table:style-name="ce1">
            <text:p>70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02</text:p>
          </table:table-cell>
          <table:table-cell office:value-type="string" table:style-name="ce1">
            <text:p>Junction Box Cover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02" table:style-name="ce1">
            <text:p>7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03</text:p>
          </table:table-cell>
          <table:table-cell office:value-type="string" table:style-name="ce1">
            <text:p>Led 100W (Firefly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03" table:style-name="ce1">
            <text:p>7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04</text:p>
          </table:table-cell>
          <table:table-cell office:value-type="string" table:style-name="ce1">
            <text:p>Led 65W (Eurolux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04" table:style-name="ce1">
            <text:p>70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05</text:p>
          </table:table-cell>
          <table:table-cell office:value-type="string" table:style-name="ce1">
            <text:p>Led 7W (Landlite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05" table:style-name="ce1">
            <text:p>7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06</text:p>
          </table:table-cell>
          <table:table-cell office:value-type="string" table:style-name="ce1">
            <text:p>Led Bulb 13W Philips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06" table:style-name="ce1">
            <text:p>7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07</text:p>
          </table:table-cell>
          <table:table-cell office:value-type="string" table:style-name="ce1">
            <text:p>Led T5 Linestra Fixture Set (Eurolux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07" table:style-name="ce1">
            <text:p>70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08</text:p>
          </table:table-cell>
          <table:table-cell office:value-type="string" table:style-name="ce1">
            <text:p>Locknut 1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08" table:style-name="ce1">
            <text:p>70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09</text:p>
          </table:table-cell>
          <table:table-cell office:value-type="string" table:style-name="ce1">
            <text:p>Locknut 1/2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09" table:style-name="ce1">
            <text:p>70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10</text:p>
          </table:table-cell>
          <table:table-cell office:value-type="string" table:style-name="ce1">
            <text:p>Locknut 2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10" table:style-name="ce1">
            <text:p>71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11</text:p>
          </table:table-cell>
          <table:table-cell office:value-type="string" table:style-name="ce1">
            <text:p>Locknut 3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11" table:style-name="ce1">
            <text:p>71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12</text:p>
          </table:table-cell>
          <table:table-cell office:value-type="string" table:style-name="ce1">
            <text:p>Lq St. Connector 3/4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12" table:style-name="ce1">
            <text:p>71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13</text:p>
          </table:table-cell>
          <table:table-cell office:value-type="string" table:style-name="ce1">
            <text:p>Male Plug WRP00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13" table:style-name="ce1">
            <text:p>71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14</text:p>
          </table:table-cell>
          <table:table-cell office:value-type="string" table:style-name="ce1">
            <text:p>Masking Tap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14" table:style-name="ce1">
            <text:p>71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15</text:p>
          </table:table-cell>
          <table:table-cell office:value-type="string" table:style-name="ce1">
            <text:p>Mechanical Bracket or Terminal Holder 3 Bolts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15" table:style-name="ce1">
            <text:p>71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16</text:p>
          </table:table-cell>
          <table:table-cell office:value-type="string" table:style-name="ce1">
            <text:p>Mesh Screen 304 #40</text:p>
          </table:table-cell>
          <table:table-cell office:value-type="string" table:style-name="ce8">
            <text:p>roll</text:p>
          </table:table-cell>
          <table:table-cell office:value-type="float" office:value="30" table:style-name="ce9">
            <text:p>30.00</text:p>
          </table:table-cell>
          <table:table-cell office:value-type="string" table:style-name="ce8">
            <text:p>mtr</text:p>
          </table:table-cell>
          <table:table-cell office:value-type="float" office:value="0" table:style-name="ce4">
            <text:p>0.00</text:p>
          </table:table-cell>
          <table:table-cell office:value-type="float" office:value="60" table:style-name="ce10">
            <text:p>6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16" table:style-name="ce1">
            <text:p>71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17</text:p>
          </table:table-cell>
          <table:table-cell office:value-type="string" table:style-name="ce1">
            <text:p>Mesh Screen 304 #80</text:p>
          </table:table-cell>
          <table:table-cell office:value-type="string" table:style-name="ce8">
            <text:p>roll</text:p>
          </table:table-cell>
          <table:table-cell office:value-type="float" office:value="30" table:style-name="ce9">
            <text:p>30.00</text:p>
          </table:table-cell>
          <table:table-cell office:value-type="string" table:style-name="ce8">
            <text:p>mtr</text:p>
          </table:table-cell>
          <table:table-cell office:value-type="float" office:value="0" table:style-name="ce4">
            <text:p>0.00</text:p>
          </table:table-cell>
          <table:table-cell office:value-type="float" office:value="30" table:style-name="ce10">
            <text:p>3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17" table:style-name="ce1">
            <text:p>71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18</text:p>
          </table:table-cell>
          <table:table-cell office:value-type="string" table:style-name="ce1">
            <text:p>Mesh Screen 304 #100</text:p>
          </table:table-cell>
          <table:table-cell office:value-type="string" table:style-name="ce8">
            <text:p>roll</text:p>
          </table:table-cell>
          <table:table-cell office:value-type="float" office:value="30" table:style-name="ce9">
            <text:p>30.00</text:p>
          </table:table-cell>
          <table:table-cell office:value-type="string" table:style-name="ce8">
            <text:p>mtr</text:p>
          </table:table-cell>
          <table:table-cell office:value-type="float" office:value="0" table:style-name="ce4">
            <text:p>0.00</text:p>
          </table:table-cell>
          <table:table-cell office:value-type="float" office:value="30" table:style-name="ce10">
            <text:p>3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18" table:style-name="ce1">
            <text:p>71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19</text:p>
          </table:table-cell>
          <table:table-cell office:value-type="string" table:style-name="ce1">
            <text:p>Metal Screw 1 1/2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19" table:style-name="ce1">
            <text:p>71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20</text:p>
          </table:table-cell>
          <table:table-cell office:value-type="string" table:style-name="ce1">
            <text:p>Metal Screw 1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20" table:style-name="ce1">
            <text:p>72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21</text:p>
          </table:table-cell>
          <table:table-cell office:value-type="string" table:style-name="ce1">
            <text:p>Mighty Gasket Silicone 85G (Pioneer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21" table:style-name="ce1">
            <text:p>72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22</text:p>
          </table:table-cell>
          <table:table-cell office:value-type="string" table:style-name="ce1">
            <text:p>Miniature Breaker 32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22" table:style-name="ce1">
            <text:p>72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23</text:p>
          </table:table-cell>
          <table:table-cell office:value-type="string" table:style-name="ce1">
            <text:p>Miniature Breaker 32A 3P Chint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23" table:style-name="ce1">
            <text:p>72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24</text:p>
          </table:table-cell>
          <table:table-cell office:value-type="string" table:style-name="ce1">
            <text:p>Miniature Breaker 63A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24" table:style-name="ce1">
            <text:p>72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25</text:p>
          </table:table-cell>
          <table:table-cell office:value-type="string" table:style-name="ce1">
            <text:p>Miniature Circuit Breaker 63A 3P Chint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25" table:style-name="ce1">
            <text:p>72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26</text:p>
          </table:table-cell>
          <table:table-cell office:value-type="string" table:style-name="ce1">
            <text:p>Ordinary Switch 10A (Omni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26" table:style-name="ce1">
            <text:p>72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27</text:p>
          </table:table-cell>
          <table:table-cell office:value-type="string" table:style-name="ce1">
            <text:p>Outlet 2 Gang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27" table:style-name="ce1">
            <text:p>72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28</text:p>
          </table:table-cell>
          <table:table-cell office:value-type="string" table:style-name="ce1">
            <text:p>Outlet 3 Gang (Royu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28" table:style-name="ce1">
            <text:p>72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29</text:p>
          </table:table-cell>
          <table:table-cell office:value-type="string" table:style-name="ce1">
            <text:p>Overload Relay TH-P12 15A(12A-18A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29" table:style-name="ce1">
            <text:p>72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30</text:p>
          </table:table-cell>
          <table:table-cell office:value-type="string" table:style-name="ce1">
            <text:p>Overload Relay TH-P60 Eta 67A(54A-80A) (Shihlin Brand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30" table:style-name="ce1">
            <text:p>73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31</text:p>
          </table:table-cell>
          <table:table-cell office:value-type="string" table:style-name="ce1">
            <text:p>Paint Brush 1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31" table:style-name="ce1">
            <text:p>73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32</text:p>
          </table:table-cell>
          <table:table-cell office:value-type="string" table:style-name="ce1">
            <text:p>Paint Brush 2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32" table:style-name="ce1">
            <text:p>73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33</text:p>
          </table:table-cell>
          <table:table-cell office:value-type="string" table:style-name="ce1">
            <text:p>Paint Brush 4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33" table:style-name="ce1">
            <text:p>73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34</text:p>
          </table:table-cell>
          <table:table-cell office:value-type="string" table:style-name="ce1">
            <text:p>Paint Roller 4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34" table:style-name="ce1">
            <text:p>73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35</text:p>
          </table:table-cell>
          <table:table-cell office:value-type="string" table:style-name="ce1">
            <text:p>Plastic Steel Epoxy 57G (Devcon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35" table:style-name="ce1">
            <text:p>73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36</text:p>
          </table:table-cell>
          <table:table-cell office:value-type="string" table:style-name="ce1">
            <text:p>Polyurethane Hose, 10mm</text:p>
          </table:table-cell>
          <table:table-cell office:value-type="string" table:style-name="ce6">
            <text:p>roll</text:p>
          </table:table-cell>
          <table:table-cell office:value-type="float" office:value="100" table:style-name="ce7">
            <text:p>100.00</text:p>
          </table:table-cell>
          <table:table-cell office:value-type="string" table:style-name="ce6">
            <text:p>mtr</text:p>
          </table:table-cell>
          <table:table-cell office:value-type="float" office:value="0" table:style-name="ce4">
            <text:p>0.00</text:p>
          </table:table-cell>
          <table:table-cell office:value-type="float" office:value="50" table:style-name="ce5">
            <text:p>5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36" table:style-name="ce1">
            <text:p>73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37</text:p>
          </table:table-cell>
          <table:table-cell office:value-type="string" table:style-name="ce1">
            <text:p>Polyurethane Hose, 12mm</text:p>
          </table:table-cell>
          <table:table-cell office:value-type="string" table:style-name="ce6">
            <text:p>roll</text:p>
          </table:table-cell>
          <table:table-cell office:value-type="float" office:value="100" table:style-name="ce7">
            <text:p>100.00</text:p>
          </table:table-cell>
          <table:table-cell office:value-type="string" table:style-name="ce6">
            <text:p>mtr</text:p>
          </table:table-cell>
          <table:table-cell office:value-type="float" office:value="0" table:style-name="ce4">
            <text:p>0.00</text:p>
          </table:table-cell>
          <table:table-cell office:value-type="float" office:value="50" table:style-name="ce5">
            <text:p>5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37" table:style-name="ce1">
            <text:p>73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38</text:p>
          </table:table-cell>
          <table:table-cell office:value-type="string" table:style-name="ce1">
            <text:p>Polyurethane Hose, 6mm</text:p>
          </table:table-cell>
          <table:table-cell office:value-type="string" table:style-name="ce6">
            <text:p>roll</text:p>
          </table:table-cell>
          <table:table-cell office:value-type="float" office:value="100" table:style-name="ce7">
            <text:p>100.00</text:p>
          </table:table-cell>
          <table:table-cell office:value-type="string" table:style-name="ce6">
            <text:p>mtr</text:p>
          </table:table-cell>
          <table:table-cell office:value-type="float" office:value="0" table:style-name="ce4">
            <text:p>0.00</text:p>
          </table:table-cell>
          <table:table-cell office:value-type="float" office:value="50" table:style-name="ce5">
            <text:p>5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38" table:style-name="ce1">
            <text:p>73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39</text:p>
          </table:table-cell>
          <table:table-cell office:value-type="string" table:style-name="ce1">
            <text:p>Polyurethane Hose, 8mm</text:p>
          </table:table-cell>
          <table:table-cell office:value-type="string" table:style-name="ce6">
            <text:p>roll</text:p>
          </table:table-cell>
          <table:table-cell office:value-type="float" office:value="100" table:style-name="ce7">
            <text:p>100.00</text:p>
          </table:table-cell>
          <table:table-cell office:value-type="string" table:style-name="ce6">
            <text:p>mtr</text:p>
          </table:table-cell>
          <table:table-cell office:value-type="float" office:value="0" table:style-name="ce4">
            <text:p>0.00</text:p>
          </table:table-cell>
          <table:table-cell office:value-type="float" office:value="50" table:style-name="ce5">
            <text:p>5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39" table:style-name="ce1">
            <text:p>73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40</text:p>
          </table:table-cell>
          <table:table-cell office:value-type="string" table:style-name="ce1">
            <text:p>Powder Soap 800G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k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5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40" table:style-name="ce1">
            <text:p>74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41</text:p>
          </table:table-cell>
          <table:table-cell office:value-type="string" table:style-name="ce1">
            <text:p>Power Hacksaw Blade 10Teeth 350-25-1.2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5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41" table:style-name="ce1">
            <text:p>74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42</text:p>
          </table:table-cell>
          <table:table-cell office:value-type="string" table:style-name="ce1">
            <text:p>Push Button Emergency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42" table:style-name="ce1">
            <text:p>74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43</text:p>
          </table:table-cell>
          <table:table-cell office:value-type="string" table:style-name="ce1">
            <text:p>Push Button Green (Normally Open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43" table:style-name="ce1">
            <text:p>74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44</text:p>
          </table:table-cell>
          <table:table-cell office:value-type="string" table:style-name="ce1">
            <text:p>Push Button Red (Normally Close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44" table:style-name="ce1">
            <text:p>74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45</text:p>
          </table:table-cell>
          <table:table-cell office:value-type="string" table:style-name="ce1">
            <text:p>PVC Blue Elbow 63m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45" table:style-name="ce1">
            <text:p>74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46</text:p>
          </table:table-cell>
          <table:table-cell office:value-type="string" table:style-name="ce1">
            <text:p>PVC Coupling 1-1/2 Whit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46" table:style-name="ce1">
            <text:p>74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47</text:p>
          </table:table-cell>
          <table:table-cell office:value-type="string" table:style-name="ce1">
            <text:p>PVC Coupling Blue 32m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47" table:style-name="ce1">
            <text:p>74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48</text:p>
          </table:table-cell>
          <table:table-cell office:value-type="string" table:style-name="ce1">
            <text:p>PVC Coupling Connector 1-1/4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48" table:style-name="ce1">
            <text:p>74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49</text:p>
          </table:table-cell>
          <table:table-cell office:value-type="string" table:style-name="ce1">
            <text:p>PVC Coupling Reducer 50X4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49" table:style-name="ce1">
            <text:p>74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50</text:p>
          </table:table-cell>
          <table:table-cell office:value-type="string" table:style-name="ce1">
            <text:p>PVC Elbow 20mm Blu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50" table:style-name="ce1">
            <text:p>75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51</text:p>
          </table:table-cell>
          <table:table-cell office:value-type="string" table:style-name="ce1">
            <text:p>PVC Elbow 32mm Blu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51" table:style-name="ce1">
            <text:p>75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52</text:p>
          </table:table-cell>
          <table:table-cell office:value-type="string" table:style-name="ce1">
            <text:p>PVC Elbow 63Dn Whit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52" table:style-name="ce1">
            <text:p>75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53</text:p>
          </table:table-cell>
          <table:table-cell office:value-type="string" table:style-name="ce1">
            <text:p>PVC Elbow L40 Whit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53" table:style-name="ce1">
            <text:p>75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54</text:p>
          </table:table-cell>
          <table:table-cell office:value-type="string" table:style-name="ce1">
            <text:p>PVC Elbow White 32D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54" table:style-name="ce1">
            <text:p>75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55</text:p>
          </table:table-cell>
          <table:table-cell office:value-type="string" table:style-name="ce1">
            <text:p>PVC Female Adapter 32m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55" table:style-name="ce1">
            <text:p>75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56</text:p>
          </table:table-cell>
          <table:table-cell office:value-type="string" table:style-name="ce1">
            <text:p>PVC Male Adapter Threaded 3/4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56" table:style-name="ce1">
            <text:p>75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57</text:p>
          </table:table-cell>
          <table:table-cell office:value-type="string" table:style-name="ce1">
            <text:p>PVC Male Adapter w/ Locknut 1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57" table:style-name="ce1">
            <text:p>75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58</text:p>
          </table:table-cell>
          <table:table-cell office:value-type="string" table:style-name="ce1">
            <text:p>PVC Male Adapter w/ Locknut 2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58" table:style-name="ce1">
            <text:p>75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59</text:p>
          </table:table-cell>
          <table:table-cell office:value-type="string" table:style-name="ce1">
            <text:p>PVC Spring Hose 1 1/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59" table:style-name="ce1">
            <text:p>75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60</text:p>
          </table:table-cell>
          <table:table-cell office:value-type="string" table:style-name="ce1">
            <text:p>PVC Spring Hose 1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60" table:style-name="ce1">
            <text:p>76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61</text:p>
          </table:table-cell>
          <table:table-cell office:value-type="string" table:style-name="ce1">
            <text:p>PVC Tee Blue 63m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61" table:style-name="ce1">
            <text:p>76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62</text:p>
          </table:table-cell>
          <table:table-cell office:value-type="string" table:style-name="ce1">
            <text:p>PVC Tee White T63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62" table:style-name="ce1">
            <text:p>76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63</text:p>
          </table:table-cell>
          <table:table-cell office:value-type="string" table:style-name="ce1">
            <text:p>PVC Union 50Dn Whit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63" table:style-name="ce1">
            <text:p>76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64</text:p>
          </table:table-cell>
          <table:table-cell office:value-type="string" table:style-name="ce1">
            <text:p>PVC Union 63Dn Whit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64" table:style-name="ce1">
            <text:p>76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65</text:p>
          </table:table-cell>
          <table:table-cell office:value-type="string" table:style-name="ce1">
            <text:p>Receptaple 4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65" table:style-name="ce1">
            <text:p>76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66</text:p>
          </table:table-cell>
          <table:table-cell office:value-type="string" table:style-name="ce1">
            <text:p>Rubber Plug 15A (Eagle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66" table:style-name="ce1">
            <text:p>76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67</text:p>
          </table:table-cell>
          <table:table-cell office:value-type="string" table:style-name="ce1">
            <text:p>Rubber Tape No15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67" table:style-name="ce1">
            <text:p>76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68</text:p>
          </table:table-cell>
          <table:table-cell office:value-type="string" table:style-name="ce1">
            <text:p>Rugby Bostik 300ml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5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68" table:style-name="ce1">
            <text:p>76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69</text:p>
          </table:table-cell>
          <table:table-cell office:value-type="string" table:style-name="ce1">
            <text:p>Saddle Clamp Conduit C Clamp 3/4in (One Eye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69" table:style-name="ce1">
            <text:p>76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70</text:p>
          </table:table-cell>
          <table:table-cell office:value-type="string" table:style-name="ce1">
            <text:p>Saddle Clamp/GI Clamp 1 1/4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70" table:style-name="ce1">
            <text:p>77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71</text:p>
          </table:table-cell>
          <table:table-cell office:value-type="string" table:style-name="ce1">
            <text:p>Sanding Pad 4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71" table:style-name="ce1">
            <text:p>77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72</text:p>
          </table:table-cell>
          <table:table-cell office:value-type="string" table:style-name="ce1">
            <text:p>Sandpaper #120 (3M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72" table:style-name="ce1">
            <text:p>77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73</text:p>
          </table:table-cell>
          <table:table-cell office:value-type="string" table:style-name="ce1">
            <text:p>Sandpaper #6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73" table:style-name="ce1">
            <text:p>77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74</text:p>
          </table:table-cell>
          <table:table-cell office:value-type="string" table:style-name="ce1">
            <text:p>Sandpaper 1000 Eagl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74" table:style-name="ce1">
            <text:p>77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75</text:p>
          </table:table-cell>
          <table:table-cell office:value-type="string" table:style-name="ce1">
            <text:p>Selector Switch XB2-BD21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75" table:style-name="ce1">
            <text:p>77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76</text:p>
          </table:table-cell>
          <table:table-cell office:value-type="string" table:style-name="ce1">
            <text:p>Shilin Overload Relay TH-P20 ETA 28A (22-34A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76" table:style-name="ce1">
            <text:p>77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77</text:p>
          </table:table-cell>
          <table:table-cell office:value-type="string" table:style-name="ce1">
            <text:p>Shrink Tube 10mm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5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77" table:style-name="ce1">
            <text:p>77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78</text:p>
          </table:table-cell>
          <table:table-cell office:value-type="string" table:style-name="ce1">
            <text:p>Silicon Sealant Joinsil 60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3" table:style-name="ce5">
            <text:p>3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78" table:style-name="ce1">
            <text:p>77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79</text:p>
          </table:table-cell>
          <table:table-cell office:value-type="string" table:style-name="ce1">
            <text:p>Spatula 2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79" table:style-name="ce1">
            <text:p>77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80</text:p>
          </table:table-cell>
          <table:table-cell office:value-type="string" table:style-name="ce1">
            <text:p>Spatula 4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80" table:style-name="ce1">
            <text:p>78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81</text:p>
          </table:table-cell>
          <table:table-cell office:value-type="string" table:style-name="ce1">
            <text:p>Stainless Welding Rod 1/8in AWS E-308-16</text:p>
          </table:table-cell>
          <table:table-cell office:value-type="string" table:style-name="ce8">
            <text:p>kg</text:p>
          </table:table-cell>
          <table:table-cell office:value-type="float" office:value="30" table:style-name="ce9">
            <text:p>30.00</text:p>
          </table:table-cell>
          <table:table-cell office:value-type="string" table:style-name="ce8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10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81" table:style-name="ce1">
            <text:p>78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82</text:p>
          </table:table-cell>
          <table:table-cell office:value-type="string" table:style-name="ce1">
            <text:p>Steel Brush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82" table:style-name="ce1">
            <text:p>78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83</text:p>
          </table:table-cell>
          <table:table-cell office:value-type="string" table:style-name="ce1">
            <text:p>Steel Coupling 1/2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83" table:style-name="ce1">
            <text:p>78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84</text:p>
          </table:table-cell>
          <table:table-cell office:value-type="string" table:style-name="ce1">
            <text:p>Steel Drillbit 1/2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84" table:style-name="ce1">
            <text:p>78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85</text:p>
          </table:table-cell>
          <table:table-cell office:value-type="string" table:style-name="ce1">
            <text:p>Steel Drillbit 1/8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85" table:style-name="ce1">
            <text:p>78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86</text:p>
          </table:table-cell>
          <table:table-cell office:value-type="string" table:style-name="ce1">
            <text:p>Straight Elbow 1in GI HD Fittings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86" table:style-name="ce1">
            <text:p>78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87</text:p>
          </table:table-cell>
          <table:table-cell office:value-type="string" table:style-name="ce1">
            <text:p>Switch Box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87" table:style-name="ce1">
            <text:p>78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88</text:p>
          </table:table-cell>
          <table:table-cell office:value-type="string" table:style-name="ce1">
            <text:p>Tailin Cutting Disc 4in Superthin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88" table:style-name="ce1">
            <text:p>78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89</text:p>
          </table:table-cell>
          <table:table-cell office:value-type="string" table:style-name="ce1">
            <text:p>Tee 1/2in GI HD Fittings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89" table:style-name="ce1">
            <text:p>78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90</text:p>
          </table:table-cell>
          <table:table-cell office:value-type="string" table:style-name="ce1">
            <text:p>Tee 2in GI HD Fittings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90" table:style-name="ce1">
            <text:p>79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91</text:p>
          </table:table-cell>
          <table:table-cell office:value-type="string" table:style-name="ce1">
            <text:p>Teflon Tape 3/4in (Sugi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91" table:style-name="ce1">
            <text:p>79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92</text:p>
          </table:table-cell>
          <table:table-cell office:value-type="string" table:style-name="ce1">
            <text:p>Terminal Eye 1.25-4 Insulated Fork Type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92" table:style-name="ce1">
            <text:p>79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93</text:p>
          </table:table-cell>
          <table:table-cell office:value-type="string" table:style-name="ce1">
            <text:p>Terminal Eye 1.25-4 Non-Insulate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93" table:style-name="ce1">
            <text:p>79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94</text:p>
          </table:table-cell>
          <table:table-cell office:value-type="string" table:style-name="ce1">
            <text:p>Terminal Lug 12-10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94" table:style-name="ce1">
            <text:p>79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95</text:p>
          </table:table-cell>
          <table:table-cell office:value-type="string" table:style-name="ce1">
            <text:p>Terminal Lug 5.5-6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8" table:style-name="ce5">
            <text:p>8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95" table:style-name="ce1">
            <text:p>79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96</text:p>
          </table:table-cell>
          <table:table-cell office:value-type="string" table:style-name="ce1">
            <text:p>Thread Lock Permanent Heavy Duty Bolt Lock &amp; Bearing 6277 6Ml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96" table:style-name="ce1">
            <text:p>79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97</text:p>
          </table:table-cell>
          <table:table-cell office:value-type="string" table:style-name="ce1">
            <text:p>Tool Bit 5/16 Cleveland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97" table:style-name="ce1">
            <text:p>797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98</text:p>
          </table:table-cell>
          <table:table-cell office:value-type="string" table:style-name="ce1">
            <text:p>Union 1/2in GI HD Fittings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98" table:style-name="ce1">
            <text:p>798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799</text:p>
          </table:table-cell>
          <table:table-cell office:value-type="string" table:style-name="ce1">
            <text:p>Union 3/4in GI HD Fittings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799" table:style-name="ce1">
            <text:p>799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800</text:p>
          </table:table-cell>
          <table:table-cell office:value-type="string" table:style-name="ce1">
            <text:p>Used Clothes/Trapo/Rags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800" table:style-name="ce1">
            <text:p>800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801</text:p>
          </table:table-cell>
          <table:table-cell office:value-type="string" table:style-name="ce1">
            <text:p>Vital Shellac 10Ml Vt183 59ml (Shellac)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801" table:style-name="ce1">
            <text:p>801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802</text:p>
          </table:table-cell>
          <table:table-cell office:value-type="string" table:style-name="ce1">
            <text:p>Vulcaseal 75ml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802" table:style-name="ce1">
            <text:p>802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803</text:p>
          </table:table-cell>
          <table:table-cell office:value-type="string" table:style-name="ce1">
            <text:p>WD-40 418ml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5" table:style-name="ce5">
            <text:p>5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803" table:style-name="ce1">
            <text:p>803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804</text:p>
          </table:table-cell>
          <table:table-cell office:value-type="string" table:style-name="ce1">
            <text:p>Welding Glass</text:p>
          </table:table-cell>
          <table:table-cell office:value-type="string" table:style-name="ce2">
            <text:p>pcs</text:p>
          </table:table-cell>
          <table:table-cell office:value-type="float" office:value="1" table:style-name="ce3">
            <text:p>1.00</text:p>
          </table:table-cell>
          <table:table-cell office:value-type="string" table:style-name="ce2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10" table:style-name="ce5">
            <text:p>10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804" table:style-name="ce1">
            <text:p>804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805</text:p>
          </table:table-cell>
          <table:table-cell office:value-type="string" table:style-name="ce1">
            <text:p>Welding Rod 6013</text:p>
          </table:table-cell>
          <table:table-cell office:value-type="string" table:style-name="ce8">
            <text:p>kg</text:p>
          </table:table-cell>
          <table:table-cell office:value-type="float" office:value="30" table:style-name="ce9">
            <text:p>30.00</text:p>
          </table:table-cell>
          <table:table-cell office:value-type="string" table:style-name="ce8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6" table:style-name="ce10">
            <text:p>6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805" table:style-name="ce1">
            <text:p>805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806</text:p>
          </table:table-cell>
          <table:table-cell office:value-type="string" table:style-name="ce1">
            <text:p>Wipweld Citocordlll Cast Iron Hot 3.2mm 1/8in</text:p>
          </table:table-cell>
          <table:table-cell office:value-type="string" table:style-name="ce8">
            <text:p>kg</text:p>
          </table:table-cell>
          <table:table-cell office:value-type="float" office:value="30" table:style-name="ce9">
            <text:p>30.00</text:p>
          </table:table-cell>
          <table:table-cell office:value-type="string" table:style-name="ce8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10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806" table:style-name="ce1">
            <text:p>806</text:p>
          </table:table-cell>
          <table:table-cell table:number-columns-repeated="16370"/>
        </table:table-row>
        <table:table-row table:style-name="ro1">
          <table:table-cell office:value-type="string" table:style-name="ce1">
            <text:p>00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807</text:p>
          </table:table-cell>
          <table:table-cell office:value-type="string" table:style-name="ce1">
            <text:p>Wipweld Ni Nickel Electrode With Machinable Weld Deposit For Cast Iron 3.2mm 1/8in</text:p>
          </table:table-cell>
          <table:table-cell office:value-type="string" table:style-name="ce8">
            <text:p>kg</text:p>
          </table:table-cell>
          <table:table-cell office:value-type="float" office:value="30" table:style-name="ce9">
            <text:p>30.00</text:p>
          </table:table-cell>
          <table:table-cell office:value-type="string" table:style-name="ce8">
            <text:p>pcs</text:p>
          </table:table-cell>
          <table:table-cell office:value-type="float" office:value="0" table:style-name="ce4">
            <text:p>0.00</text:p>
          </table:table-cell>
          <table:table-cell office:value-type="float" office:value="2" table:style-name="ce10">
            <text:p>2.00</text:p>
          </table:table-cell>
          <table:table-cell table:style-name="ce1"/>
          <table:table-cell office:value-type="float" office:value="0" table:style-name="ce4">
            <text:p>0.00</text:p>
          </table:table-cell>
          <table:table-cell office:value-type="float" office:value="807" table:style-name="ce1">
            <text:p>807</text:p>
          </table:table-cell>
          <table:table-cell table:number-columns-repeated="16370"/>
        </table:table-row>
        <table:table-row table:number-rows-repeated="10477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sus</meta:initial-creator>
    <dc:creator>asus</dc:creator>
    <meta:creation-date>2023-09-01T18:29:33Z</meta:creation-date>
    <dc:date>2023-10-21T05:58:24Z</dc:date>
  </office:meta>
</office:document-meta>
</file>